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578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0.4071in"/>
    </style:style>
    <style:style style:name="co4" style:family="table-column">
      <style:table-column-properties fo:break-before="auto" style:column-width="0.8992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2.133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752in"/>
    </style:style>
    <style:style style:name="co9" style:family="table-column">
      <style:table-column-properties fo:break-before="auto" style:column-width="0.4638in"/>
    </style:style>
    <style:style style:name="co10" style:family="table-column">
      <style:table-column-properties fo:break-before="auto" style:column-width="1.8866in"/>
    </style:style>
    <style:style style:name="co11" style:family="table-column">
      <style:table-column-properties fo:break-before="auto" style:column-width="2.122in"/>
    </style:style>
    <style:style style:name="co12" style:family="table-column">
      <style:table-column-properties fo:break-before="auto" style:column-width="0.9646in"/>
    </style:style>
    <style:style style:name="co13" style:family="table-column">
      <style:table-column-properties fo:break-before="auto" style:column-width="0.5783in"/>
    </style:style>
    <style:style style:name="co14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ropSiz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6" style:family="table-cell" style:parent-style-name="Default" style:data-style-name="N37">
      <style:table-cell-properties fo:background-color="#ffff00"/>
    </style:style>
    <style:style style:name="ce17" style:family="table-cell" style:parent-style-name="Default" style:data-style-name="N37"/>
    <style:style style:name="ce18" style:family="table-cell" style:parent-style-name="Default" style:data-style-name="N37">
      <style:table-cell-properties style:rotation-align="none"/>
    </style:style>
    <style:style style:name="ce11" style:family="table-cell" style:parent-style-name="Default" style:data-style-name="N37">
      <style:table-cell-properties fo:background-color="#ffff00" style:rotation-align="none"/>
    </style:style>
    <style:style style:name="ce13" style:family="table-cell" style:parent-style-name="Default" style:data-style-name="N37">
      <style:table-cell-properties fo:background-color="#ff0000" style:rotation-align="none"/>
    </style:style>
    <style:style style:name="ce20" style:family="table-cell" style:parent-style-name="Default">
      <style:table-cell-properties style:rotation-align="none"/>
    </style:style>
    <style:style style:name="ce22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ff00" style:rotation-align="none"/>
    </style:style>
    <style:style style:name="ce19" style:family="table-cell" style:parent-style-name="Default">
      <style:table-cell-properties fo:background-color="#ff0000" style:rotation-align="none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/>
    </style:style>
    <style:style style:name="ce12" style:family="table-cell" style:parent-style-name="Default" style:data-style-name="N37">
      <style:table-cell-properties fo:background-color="#ff0000"/>
    </style:style>
    <style:style style:name="ce14" style:family="table-cell" style:parent-style-name="Default" style:data-style-name="N37">
      <style:table-cell-properties fo:background-color="transparent" style:rotation-align="none"/>
    </style:style>
    <style:style style:name="ce21" style:family="table-cell" style:parent-style-name="Default">
      <style:table-cell-properties fo:background-color="transparent" style:rotation-align="none"/>
    </style:style>
    <style:style style:name="ce25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2"/>
    <style:style style:name="ce27" style:family="table-cell" style:parent-style-name="Default" style:data-style-name="N2">
      <style:table-cell-properties fo:background-color="#ff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1" table:default-cell-style-name="Default"/>
        <table:table-column table:style-name="co7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table:number-columns-repeated="1004"/>
        </table:table-row>
        <table:table-row table:style-name="ro1">
          <table:table-cell table:style-name="ce16" office:value-type="date" office:date-value="2021-08-12" calcext:value-type="date">
            <text:p>08/12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0.2" calcext:value-type="float">
            <text:p>90.2</text:p>
          </table:table-cell>
          <table:table-cell table:style-name="ce22" office:value-type="float" office:value="35.5" calcext:value-type="float">
            <text:p>35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514" calcext:value-type="float">
            <text:p>514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formula="of:=[.E2]-[.F2]" office:value-type="float" office:value="54.7" calcext:value-type="float">
            <text:p>54.7</text:p>
          </table:table-cell>
          <table:table-cell table:formula="of:=[.F2]^3/[.Q2]" office:value-type="float" office:value="817.89533820841" calcext:value-type="float">
            <text:p>817.89533820841</text:p>
          </table:table-cell>
          <table:table-cell office:value-type="float" office:value="3.10884054869809" calcext:value-type="float">
            <text:p>3.10884054869809</text:p>
          </table:table-cell>
          <table:table-cell office:value-type="float" office:value="0.0464810342755996" calcext:value-type="float">
            <text:p>0.0464810342755996</text:p>
          </table:table-cell>
          <table:table-cell table:number-columns-repeated="1004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36.8" calcext:value-type="float">
            <text:p>36.8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formula="of:=[.E3]-[.F3]" office:value-type="float" office:value="65.2" calcext:value-type="float">
            <text:p>65.2</text:p>
          </table:table-cell>
          <table:table-cell table:formula="of:=[.F3]^3/[.Q3]" office:value-type="float" office:value="764.356319018405" calcext:value-type="float">
            <text:p>764.356319018405</text:p>
          </table:table-cell>
          <table:table-cell office:value-type="float" office:value="6.87041265666173" calcext:value-type="float">
            <text:p>6.87041265666173</text:p>
          </table:table-cell>
          <table:table-cell office:value-type="float" office:value="0.0997923873734656" calcext:value-type="float">
            <text:p>0.0997923873734656</text:p>
          </table:table-cell>
          <table:table-cell table:number-columns-repeated="1004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.3" calcext:value-type="float">
            <text:p>30.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formula="of:=[.E4]-[.F4]" office:value-type="float" office:value="49.7" calcext:value-type="float">
            <text:p>49.7</text:p>
          </table:table-cell>
          <table:table-cell table:formula="of:=[.F4]^3/[.Q4]" office:value-type="float" office:value="559.720865191147" calcext:value-type="float">
            <text:p>559.720865191147</text:p>
          </table:table-cell>
          <table:table-cell office:value-type="float" office:value="2.45844703511081" calcext:value-type="float">
            <text:p>2.45844703511081</text:p>
          </table:table-cell>
          <table:table-cell office:value-type="float" office:value="0.236635631308182" calcext:value-type="float">
            <text:p>0.236635631308182</text:p>
          </table:table-cell>
          <table:table-cell table:number-columns-repeated="1004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.5" calcext:value-type="float">
            <text:p>80.5</text:p>
          </table:table-cell>
          <table:table-cell table:style-name="ce22" office:value-type="float" office:value="25.7" calcext:value-type="float">
            <text:p>25.7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509" calcext:value-type="float">
            <text:p>509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formula="of:=[.E5]-[.F5]" office:value-type="float" office:value="54.8" calcext:value-type="float">
            <text:p>54.8</text:p>
          </table:table-cell>
          <table:table-cell table:formula="of:=[.F5]^3/[.Q5]" office:value-type="float" office:value="309.755346715328" calcext:value-type="float">
            <text:p>309.755346715328</text:p>
          </table:table-cell>
          <table:table-cell office:value-type="float" office:value="4.63387530740828" calcext:value-type="float">
            <text:p>4.63387530740828</text:p>
          </table:table-cell>
          <table:table-cell office:value-type="float" office:value="0.208424477570824" calcext:value-type="float">
            <text:p>0.208424477570824</text:p>
          </table:table-cell>
          <table:table-cell table:number-columns-repeated="1004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1.1" calcext:value-type="float">
            <text:p>91.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534" calcext:value-type="float">
            <text:p>534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formula="of:=[.E6]-[.F6]" office:value-type="float" office:value="60.6" calcext:value-type="float">
            <text:p>60.6</text:p>
          </table:table-cell>
          <table:table-cell table:formula="of:=[.F6]^3/[.Q6]" office:value-type="float" office:value="468.195132013201" calcext:value-type="float">
            <text:p>468.195132013201</text:p>
          </table:table-cell>
          <table:table-cell office:value-type="float" office:value="6.3841903031221" calcext:value-type="float">
            <text:p>6.3841903031221</text:p>
          </table:table-cell>
          <table:table-cell office:value-type="float" office:value="0.140663878632957" calcext:value-type="float">
            <text:p>0.140663878632957</text:p>
          </table:table-cell>
          <table:table-cell table:number-columns-repeated="1004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3.5" calcext:value-type="float">
            <text:p>93.5</text:p>
          </table:table-cell>
          <table:table-cell table:style-name="ce22" office:value-type="float" office:value="28.2" calcext:value-type="float">
            <text:p>28.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544" calcext:value-type="float">
            <text:p>544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formula="of:=[.E7]-[.F7]" office:value-type="float" office:value="65.3" calcext:value-type="float">
            <text:p>65.3</text:p>
          </table:table-cell>
          <table:table-cell table:formula="of:=[.F7]^3/[.Q7]" office:value-type="float" office:value="343.426768759571" calcext:value-type="float">
            <text:p>343.426768759571</text:p>
          </table:table-cell>
          <table:table-cell office:value-type="float" office:value="4.48570987268923" calcext:value-type="float">
            <text:p>4.48570987268923</text:p>
          </table:table-cell>
          <table:table-cell office:value-type="float" office:value="0.184051468428678" calcext:value-type="float">
            <text:p>0.184051468428678</text:p>
          </table:table-cell>
          <table:table-cell table:number-columns-repeated="1004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formula="of:=[.E8]-[.F8]" office:value-type="float" office:value="31.9" calcext:value-type="float">
            <text:p>31.9</text:p>
          </table:table-cell>
          <table:table-cell table:formula="of:=[.F8]^3/[.Q8]" office:value-type="float" office:value="154.012539184953" calcext:value-type="float">
            <text:p>154.012539184953</text:p>
          </table:table-cell>
          <table:table-cell office:value-type="float" office:value="2.42475418081023" calcext:value-type="float">
            <text:p>2.42475418081023</text:p>
          </table:table-cell>
          <table:table-cell office:value-type="float" office:value="2.1282364968339" calcext:value-type="float">
            <text:p>2.1282364968339</text:p>
          </table:table-cell>
          <table:table-cell table:number-columns-repeated="1004"/>
        </table:table-row>
        <table:table-row table:style-name="ro2">
          <table:table-cell table:style-name="ce1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formula="of:=[.E9]-[.F9]" office:value-type="float" office:value="58.6" calcext:value-type="float">
            <text:p>58.6</text:p>
          </table:table-cell>
          <table:table-cell table:formula="of:=[.F9]^3/[.Q9]" office:value-type="float" office:value="62.3253242320819" calcext:value-type="float">
            <text:p>62.3253242320819</text:p>
          </table:table-cell>
          <table:table-cell office:value-type="float" office:value="3.99810399666385" calcext:value-type="float">
            <text:p>3.99810399666385</text:p>
          </table:table-cell>
          <table:table-cell office:value-type="float" office:value="19.9745723269687" calcext:value-type="float">
            <text:p>19.9745723269687</text:p>
          </table:table-cell>
          <table:table-cell table:number-columns-repeated="1004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formula="of:=[.E10]-[.F10]" office:value-type="float" office:value="32.5" calcext:value-type="float">
            <text:p>32.5</text:p>
          </table:table-cell>
          <table:table-cell table:formula="of:=[.F10]^3/[.Q10]" office:value-type="float" office:value="907.803969230769" calcext:value-type="float">
            <text:p>907.803969230769</text:p>
          </table:table-cell>
          <table:table-cell office:value-type="float" office:value="1.6645801377082" calcext:value-type="float">
            <text:p>1.6645801377082</text:p>
          </table:table-cell>
          <table:table-cell office:value-type="float" office:value="1.28156810452336" calcext:value-type="float">
            <text:p>1.28156810452336</text:p>
          </table:table-cell>
          <table:table-cell table:number-columns-repeated="1004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7.5" calcext:value-type="float">
            <text:p>127.5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1]-[.F11])/[.F11]/[.F11]" office:value-type="float" office:value="0.761451516954194" calcext:value-type="float">
            <text:p>0.761451516954194</text:p>
          </table:table-cell>
          <table:table-cell table:formula="of:=[.E11]-[.F11]" office:value-type="float" office:value="115.2" calcext:value-type="float">
            <text:p>115.2</text:p>
          </table:table-cell>
          <table:table-cell table:formula="of:=[.F11]^3/[.Q11]" office:value-type="float" office:value="16.153359375" calcext:value-type="float">
            <text:p>16.153359375</text:p>
          </table:table-cell>
          <table:table-cell office:value-type="float" office:value="9.32045057351445" calcext:value-type="float">
            <text:p>9.32045057351445</text:p>
          </table:table-cell>
          <table:table-cell office:value-type="float" office:value="55.3708717371807" calcext:value-type="float">
            <text:p>55.3708717371807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9.7" calcext:value-type="float">
            <text:p>49.7</text:p>
          </table:table-cell>
          <table:table-cell table:style-name="ce20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Good motility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2]-[.F12])/[.F12]/[.F12]" office:value-type="float" office:value="0.272191898879632" calcext:value-type="float">
            <text:p>0.272191898879632</text:p>
          </table:table-cell>
          <table:table-cell table:formula="of:=[.E12]-[.F12]" office:value-type="float" office:value="37.9" calcext:value-type="float">
            <text:p>37.9</text:p>
          </table:table-cell>
          <table:table-cell table:formula="of:=[.F12]^3/[.Q12]" office:value-type="float" office:value="43.3517678100264" calcext:value-type="float">
            <text:p>43.3517678100264</text:p>
          </table:table-cell>
          <table:table-cell office:value-type="float" office:value="1.73437714944045" calcext:value-type="float">
            <text:p>1.73437714944045</text:p>
          </table:table-cell>
          <table:table-cell office:value-type="float" office:value="30.2645291240871" calcext:value-type="float">
            <text:p>30.2645291240871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4.9" calcext:value-type="float">
            <text:p>44.9</text:p>
          </table:table-cell>
          <table:table-cell table:style-name="ce20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3]-[.F13])/[.F13]/[.F13]" office:value-type="float" office:value="0.798151648813274" calcext:value-type="float">
            <text:p>0.798151648813274</text:p>
          </table:table-cell>
          <table:table-cell table:formula="of:=[.E13]-[.F13]" office:value-type="float" office:value="38" calcext:value-type="float">
            <text:p>38</text:p>
          </table:table-cell>
          <table:table-cell table:formula="of:=[.F13]^3/[.Q13]" office:value-type="float" office:value="8.64497368421053" calcext:value-type="float">
            <text:p>8.64497368421053</text:p>
          </table:table-cell>
          <table:table-cell office:value-type="float" office:value="7.45363879630614" calcext:value-type="float">
            <text:p>7.45363879630614</text:p>
          </table:table-cell>
          <table:table-cell office:value-type="float" office:value="4.36289643604333" calcext:value-type="float">
            <text:p>4.36289643604333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7.2" calcext:value-type="float">
            <text:p>47.2</text:p>
          </table:table-cell>
          <table:table-cell table:style-name="ce20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4]-[.F14])/[.F14]/[.F14]" office:value-type="float" office:value="0.902205390955669" calcext:value-type="float">
            <text:p>0.902205390955669</text:p>
          </table:table-cell>
          <table:table-cell table:formula="of:=[.E14]-[.F14]" office:value-type="float" office:value="40.5" calcext:value-type="float">
            <text:p>40.5</text:p>
          </table:table-cell>
          <table:table-cell table:formula="of:=[.F14]^3/[.Q14]" office:value-type="float" office:value="7.42624691358025" calcext:value-type="float">
            <text:p>7.42624691358025</text:p>
          </table:table-cell>
          <table:table-cell office:value-type="float" office:value="4.51933721722911" calcext:value-type="float">
            <text:p>4.51933721722911</text:p>
          </table:table-cell>
          <table:table-cell office:value-type="float" office:value="10.7548030285766" calcext:value-type="float">
            <text:p>10.7548030285766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80.2" calcext:value-type="float">
            <text:p>80.2</text:p>
          </table:table-cell>
          <table:table-cell table:style-name="ce20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4"/>
          <table:table-cell table:formula="of:=([.E15]-[.F15])/[.F15]/[.F15]" office:value-type="float" office:value="0.0277093390488018" calcext:value-type="float">
            <text:p>0.0277093390488018</text:p>
          </table:table-cell>
          <table:table-cell table:formula="of:=[.E15]-[.F15]" office:value-type="float" office:value="41.5" calcext:value-type="float">
            <text:p>41.5</text:p>
          </table:table-cell>
          <table:table-cell table:formula="of:=[.F15]^3/[.Q15]" office:value-type="float" office:value="1396.64103614458" calcext:value-type="float">
            <text:p>1396.64103614458</text:p>
          </table:table-cell>
          <table:table-cell office:value-type="float" office:value="44.5295402424541" calcext:value-type="float">
            <text:p>44.5295402424541</text:p>
          </table:table-cell>
          <table:table-cell office:value-type="float" office:value="0.175561853276539" calcext:value-type="float">
            <text:p>0.175561853276539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, inner droplet pops out</text:p>
          </table:table-cell>
          <table:table-cell table:number-columns-repeated="4"/>
          <table:table-cell table:formula="of:=([.E16]-[.F16])/[.F16]/[.F16]" office:value-type="float" office:value="1.15807269653424" calcext:value-type="float">
            <text:p>1.15807269653424</text:p>
          </table:table-cell>
          <table:table-cell table:formula="of:=[.E16]-[.F16]" office:value-type="float" office:value="95.9" calcext:value-type="float">
            <text:p>95.9</text:p>
          </table:table-cell>
          <table:table-cell table:formula="of:=[.F16]^3/[.Q16]" office:value-type="float" office:value="7.85788321167883" calcext:value-type="float">
            <text:p>7.85788321167883</text:p>
          </table:table-cell>
          <table:table-cell office:value-type="float" office:value="63.2912420348326" calcext:value-type="float">
            <text:p>63.2912420348326</text:p>
          </table:table-cell>
          <table:table-cell office:value-type="float" office:value="26.1441417012225" calcext:value-type="float">
            <text:p>26.1441417012225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8.3" calcext:value-type="float">
            <text:p>58.3</text:p>
          </table:table-cell>
          <table:table-cell table:style-name="ce20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7]-[.F17])/[.F17]/[.F17]" office:value-type="float" office:value="0.433560090702948" calcext:value-type="float">
            <text:p>0.433560090702948</text:p>
          </table:table-cell>
          <table:table-cell table:formula="of:=[.E17]-[.F17]" office:value-type="float" office:value="47.8" calcext:value-type="float">
            <text:p>47.8</text:p>
          </table:table-cell>
          <table:table-cell table:formula="of:=[.F17]^3/[.Q17]" office:value-type="float" office:value="24.2180962343096" calcext:value-type="float">
            <text:p>24.2180962343096</text:p>
          </table:table-cell>
          <table:table-cell office:value-type="float" office:value="4.31648136987758" calcext:value-type="float">
            <text:p>4.31648136987758</text:p>
          </table:table-cell>
          <table:table-cell office:value-type="float" office:value="16.2180823971749" calcext:value-type="float">
            <text:p>16.2180823971749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formula="of:=([.E18]-[.F18])/[.F18]/[.F18]" office:value-type="float" office:value="0.415512465373961" calcext:value-type="float">
            <text:p>0.415512465373961</text:p>
          </table:table-cell>
          <table:table-cell table:formula="of:=[.E18]-[.F18]" office:value-type="float" office:value="37.5" calcext:value-type="float">
            <text:p>37.5</text:p>
          </table:table-cell>
          <table:table-cell table:formula="of:=[.F18]^3/[.Q18]" office:value-type="float" office:value="22.8633333333333" calcext:value-type="float">
            <text:p>22.8633333333333</text:p>
          </table:table-cell>
          <table:table-cell office:value-type="float" office:value="8.86889845041848" calcext:value-type="float">
            <text:p>8.86889845041848</text:p>
          </table:table-cell>
          <table:table-cell office:value-type="float" office:value="1.91474685575902" calcext:value-type="float">
            <text:p>1.91474685575902</text:p>
          </table:table-cell>
          <table:table-cell table:number-columns-repeated="1004"/>
        </table:table-row>
        <table:table-row table:style-name="ro1">
          <table:table-cell table:style-name="ce11" office:value-type="date" office:date-value="2021-11-02" calcext:value-type="date">
            <text:p>11/02/2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36" calcext:value-type="float">
            <text:p>36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86.1" calcext:value-type="float">
            <text:p>86.1</text:p>
          </table:table-cell>
          <table:table-cell table:style-name="ce15" office:value-type="float" office:value="13.7" calcext:value-type="float">
            <text:p>13.7</text:p>
          </table:table-cell>
          <table:table-cell table:style-name="ce15" office:value-type="float" office:value="0.11" calcext:value-type="float">
            <text:p>0.11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inner droplet pops out</text:p>
          </table:table-cell>
          <table:table-cell table:style-name="ce22" table:number-columns-repeated="2"/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4.6" calcext:value-type="float">
            <text:p>4.6</text:p>
          </table:table-cell>
          <table:table-cell table:formula="of:=([.E19]-[.F19])/[.F19]/[.F19]" office:value-type="float" office:value="0.385742447653045" calcext:value-type="float">
            <text:p>0.385742447653045</text:p>
          </table:table-cell>
          <table:table-cell table:formula="of:=[.E19]-[.F19]" office:value-type="float" office:value="72.4" calcext:value-type="float">
            <text:p>72.4</text:p>
          </table:table-cell>
          <table:table-cell table:formula="of:=[.F19]^3/[.Q19]" office:value-type="float" office:value="35.5159254143646" calcext:value-type="float">
            <text:p>35.5159254143646</text:p>
          </table:table-cell>
          <table:table-cell office:value-type="float" office:value="5.50862971872271" calcext:value-type="float">
            <text:p>5.50862971872271</text:p>
          </table:table-cell>
          <table:table-cell office:value-type="float" office:value="5.77004136403763" calcext:value-type="float">
            <text:p>5.77004136403763</text:p>
          </table:table-cell>
          <table:table-cell table:style-name="ce22" table:number-columns-repeated="1002"/>
          <table:table-cell table:number-columns-repeated="2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0]-[.F20])/[.F20]/[.F20]" office:value-type="float" office:value="0.0921767250314396" calcext:value-type="float">
            <text:p>0.0921767250314396</text:p>
          </table:table-cell>
          <table:table-cell table:formula="of:=[.E20]-[.F20]" office:value-type="float" office:value="66.7" calcext:value-type="float">
            <text:p>66.7</text:p>
          </table:table-cell>
          <table:table-cell table:formula="of:=[.F20]^3/[.Q20]" office:value-type="float" office:value="291.83071964018" calcext:value-type="float">
            <text:p>291.83071964018</text:p>
          </table:table-cell>
          <table:table-cell office:value-type="float" office:value="2.10674819804867" calcext:value-type="float">
            <text:p>2.10674819804867</text:p>
          </table:table-cell>
          <table:table-cell office:value-type="float" office:value="2.10872788402171" calcext:value-type="float">
            <text:p>2.10872788402171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1]-[.F21])/[.F21]/[.F21]" office:value-type="float" office:value="0.3" calcext:value-type="float">
            <text:p>0.3</text:p>
          </table:table-cell>
          <table:table-cell table:formula="of:=[.E21]-[.F21]" office:value-type="float" office:value="120" calcext:value-type="float">
            <text:p>120</text:p>
          </table:table-cell>
          <table:table-cell table:formula="of:=[.F21]^3/[.Q21]" office:value-type="float" office:value="66.6666666666667" calcext:value-type="float">
            <text:p>66.6666666666667</text:p>
          </table:table-cell>
          <table:table-cell office:value-type="float" office:value="2.13507501273148" calcext:value-type="float">
            <text:p>2.13507501273148</text:p>
          </table:table-cell>
          <table:table-cell office:value-type="float" office:value="8.41246638121813" calcext:value-type="float">
            <text:p>8.41246638121813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2]-[.F22])/[.F22]/[.F22]" office:value-type="float" office:value="0.225" calcext:value-type="float">
            <text:p>0.225</text:p>
          </table:table-cell>
          <table:table-cell table:formula="of:=[.E22]-[.F22]" office:value-type="float" office:value="90" calcext:value-type="float">
            <text:p>90</text:p>
          </table:table-cell>
          <table:table-cell table:formula="of:=[.F22]^3/[.Q22]" office:value-type="float" office:value="88.8888888888889" calcext:value-type="float">
            <text:p>88.8888888888889</text:p>
          </table:table-cell>
          <table:table-cell office:value-type="float" office:value="2.07236099119313" calcext:value-type="float">
            <text:p>2.07236099119313</text:p>
          </table:table-cell>
          <table:table-cell office:value-type="float" office:value="18.376247066782" calcext:value-type="float">
            <text:p>18.376247066782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3]-[.F23])/[.F23]/[.F23]" office:value-type="float" office:value="0.160151605231867" calcext:value-type="float">
            <text:p>0.160151605231867</text:p>
          </table:table-cell>
          <table:table-cell table:formula="of:=[.E23]-[.F23]" office:value-type="float" office:value="86.2" calcext:value-type="float">
            <text:p>86.2</text:p>
          </table:table-cell>
          <table:table-cell table:formula="of:=[.F23]^3/[.Q23]" office:value-type="float" office:value="144.862737819026" calcext:value-type="float">
            <text:p>144.862737819026</text:p>
          </table:table-cell>
          <table:table-cell office:value-type="float" office:value="1.58961788593949" calcext:value-type="float">
            <text:p>1.58961788593949</text:p>
          </table:table-cell>
          <table:table-cell office:value-type="float" office:value="15.1529946226529" calcext:value-type="float">
            <text:p>15.1529946226529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4]-[.F24])/[.F24]/[.F24]" office:value-type="float" office:value="0.0567003285439598" calcext:value-type="float">
            <text:p>0.0567003285439598</text:p>
          </table:table-cell>
          <table:table-cell table:formula="of:=[.E24]-[.F24]" office:value-type="float" office:value="149.8" calcext:value-type="float">
            <text:p>149.8</text:p>
          </table:table-cell>
          <table:table-cell table:formula="of:=[.F24]^3/[.Q24]" office:value-type="float" office:value="906.520320427236" calcext:value-type="float">
            <text:p>906.520320427236</text:p>
          </table:table-cell>
          <table:table-cell office:value-type="float" office:value="2.63330948735013" calcext:value-type="float">
            <text:p>2.63330948735013</text:p>
          </table:table-cell>
          <table:table-cell office:value-type="float" office:value="5.98676066992812" calcext:value-type="float">
            <text:p>5.98676066992812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4"/>
          <table:table-cell table:formula="of:=([.E25]-[.F25])/[.F25]/[.F25]" office:value-type="float" office:value="0.151577503429355" calcext:value-type="float">
            <text:p>0.151577503429355</text:p>
          </table:table-cell>
          <table:table-cell table:formula="of:=[.E25]-[.F25]" office:value-type="float" office:value="110.5" calcext:value-type="float">
            <text:p>110.5</text:p>
          </table:table-cell>
          <table:table-cell table:formula="of:=[.F25]^3/[.Q25]" office:value-type="float" office:value="178.126696832579" calcext:value-type="float">
            <text:p>178.126696832579</text:p>
          </table:table-cell>
          <table:table-cell office:value-type="float" office:value="1.74778191609752" calcext:value-type="float">
            <text:p>1.74778191609752</text:p>
          </table:table-cell>
          <table:table-cell office:value-type="float" office:value="13.8747518490872" calcext:value-type="float">
            <text:p>13.8747518490872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6]-[.F26])/[.F26]/[.F26]" office:value-type="float" office:value="0.0777777777777778" calcext:value-type="float">
            <text:p>0.0777777777777778</text:p>
          </table:table-cell>
          <table:table-cell table:formula="of:=[.E26]-[.F26]" office:value-type="float" office:value="70" calcext:value-type="float">
            <text:p>70</text:p>
          </table:table-cell>
          <table:table-cell table:formula="of:=[.F26]^3/[.Q26]" office:value-type="float" office:value="385.714285714286" calcext:value-type="float">
            <text:p>385.714285714286</text:p>
          </table:table-cell>
          <table:table-cell office:value-type="float" office:value="2.92526254520225" calcext:value-type="float">
            <text:p>2.92526254520225</text:p>
          </table:table-cell>
          <table:table-cell office:value-type="float" office:value="15.944567822053" calcext:value-type="float">
            <text:p>15.944567822053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7]-[.F27])/[.F27]/[.F27]" office:value-type="float" office:value="0.192729591836735" calcext:value-type="float">
            <text:p>0.192729591836735</text:p>
          </table:table-cell>
          <table:table-cell table:formula="of:=[.E27]-[.F27]" office:value-type="float" office:value="151.1" calcext:value-type="float">
            <text:p>151.1</text:p>
          </table:table-cell>
          <table:table-cell table:formula="of:=[.F27]^3/[.Q27]" office:value-type="float" office:value="145.281270681668" calcext:value-type="float">
            <text:p>145.281270681668</text:p>
          </table:table-cell>
          <table:table-cell office:value-type="float" office:value="1.93971935016585" calcext:value-type="float">
            <text:p>1.93971935016585</text:p>
          </table:table-cell>
          <table:table-cell office:value-type="float" office:value="26.1745555091197" calcext:value-type="float">
            <text:p>26.1745555091197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8]-[.F28])/[.F28]/[.F28]" office:value-type="float" office:value="0.154788959325683" calcext:value-type="float">
            <text:p>0.154788959325683</text:p>
          </table:table-cell>
          <table:table-cell table:formula="of:=[.E28]-[.F28]" office:value-type="float" office:value="220" calcext:value-type="float">
            <text:p>220</text:p>
          </table:table-cell>
          <table:table-cell table:formula="of:=[.F28]^3/[.Q28]" office:value-type="float" office:value="243.557422727273" calcext:value-type="float">
            <text:p>243.557422727273</text:p>
          </table:table-cell>
          <table:table-cell office:value-type="float" office:value="1.96972416170891" calcext:value-type="float">
            <text:p>1.96972416170891</text:p>
          </table:table-cell>
          <table:table-cell office:value-type="float" office:value="28.2051106740192" calcext:value-type="float">
            <text:p>28.2051106740192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29]-[.F29])/[.F29]/[.F29]" office:value-type="float" office:value="0.156306351240399" calcext:value-type="float">
            <text:p>0.156306351240399</text:p>
          </table:table-cell>
          <table:table-cell table:formula="of:=[.E29]-[.F29]" office:value-type="float" office:value="203.7" calcext:value-type="float">
            <text:p>203.7</text:p>
          </table:table-cell>
          <table:table-cell table:formula="of:=[.F29]^3/[.Q29]" office:value-type="float" office:value="230.956705940108" calcext:value-type="float">
            <text:p>230.956705940108</text:p>
          </table:table-cell>
          <table:table-cell office:value-type="float" office:value="1.54976818089816" calcext:value-type="float">
            <text:p>1.54976818089816</text:p>
          </table:table-cell>
          <table:table-cell office:value-type="float" office:value="37.0715488917532" calcext:value-type="float">
            <text:p>37.0715488917532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0]-[.F30])/[.F30]/[.F30]" office:value-type="float" office:value="0.282909078988346" calcext:value-type="float">
            <text:p>0.282909078988346</text:p>
          </table:table-cell>
          <table:table-cell table:formula="of:=[.E30]-[.F30]" office:value-type="float" office:value="172.6" calcext:value-type="float">
            <text:p>172.6</text:p>
          </table:table-cell>
          <table:table-cell table:formula="of:=[.F30]^3/[.Q30]" office:value-type="float" office:value="87.307201622248" calcext:value-type="float">
            <text:p>87.307201622248</text:p>
          </table:table-cell>
          <table:table-cell office:value-type="float" office:value="3.02856191205959" calcext:value-type="float">
            <text:p>3.02856191205959</text:p>
          </table:table-cell>
          <table:table-cell office:value-type="float" office:value="42.6106575364582" calcext:value-type="float">
            <text:p>42.6106575364582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uspended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1]-[.F31])/[.F31]/[.F31]" office:value-type="float" office:value="0.2978515625" calcext:value-type="float">
            <text:p>0.2978515625</text:p>
          </table:table-cell>
          <table:table-cell table:formula="of:=[.E31]-[.F31]" office:value-type="float" office:value="109.8" calcext:value-type="float">
            <text:p>109.8</text:p>
          </table:table-cell>
          <table:table-cell table:formula="of:=[.F31]^3/[.Q31]" office:value-type="float" office:value="64.4616393442623" calcext:value-type="float">
            <text:p>64.4616393442623</text:p>
          </table:table-cell>
          <table:table-cell office:value-type="float" office:value="5.64911056138308" calcext:value-type="float">
            <text:p>5.64911056138308</text:p>
          </table:table-cell>
          <table:table-cell office:value-type="float" office:value="108.942972190364" calcext:value-type="float">
            <text:p>108.942972190364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55.7" calcext:value-type="float">
            <text:p>155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2]-[.F32])/[.F32]/[.F32]" office:value-type="float" office:value="0.0830231690928663" calcext:value-type="float">
            <text:p>0.0830231690928663</text:p>
          </table:table-cell>
          <table:table-cell table:formula="of:=[.E32]-[.F32]" office:value-type="float" office:value="118" calcext:value-type="float">
            <text:p>118</text:p>
          </table:table-cell>
          <table:table-cell table:formula="of:=[.F32]^3/[.Q32]" office:value-type="float" office:value="454.090110169492" calcext:value-type="float">
            <text:p>454.090110169492</text:p>
          </table:table-cell>
          <table:table-cell office:value-type="float" office:value="7.19708959164429" calcext:value-type="float">
            <text:p>7.19708959164429</text:p>
          </table:table-cell>
          <table:table-cell office:value-type="float" office:value="12.8941615827334" calcext:value-type="float">
            <text:p>12.8941615827334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3]-[.F33])/[.F33]/[.F33]" office:value-type="float" office:value="0.480769230769231" calcext:value-type="float">
            <text:p>0.480769230769231</text:p>
          </table:table-cell>
          <table:table-cell table:formula="of:=[.E33]-[.F33]" office:value-type="float" office:value="117" calcext:value-type="float">
            <text:p>117</text:p>
          </table:table-cell>
          <table:table-cell table:formula="of:=[.F33]^3/[.Q33]" office:value-type="float" office:value="32.448" calcext:value-type="float">
            <text:p>32.448</text:p>
          </table:table-cell>
          <table:table-cell office:value-type="float" office:value="9.56068768486976" calcext:value-type="float">
            <text:p>9.56068768486976</text:p>
          </table:table-cell>
          <table:table-cell office:value-type="float" office:value="47.0440715468166" calcext:value-type="float">
            <text:p>47.0440715468166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77159288194444" calcext:value-type="float">
            <text:p>0.477159288194444</text:p>
          </table:table-cell>
          <table:table-cell table:formula="of:=[.E34]-[.F34]" office:value-type="float" office:value="175.9" calcext:value-type="float">
            <text:p>175.9</text:p>
          </table:table-cell>
          <table:table-cell table:formula="of:=[.F34]^3/[.Q34]" office:value-type="float" office:value="40.2381353041501" calcext:value-type="float">
            <text:p>40.2381353041501</text:p>
          </table:table-cell>
          <table:table-cell office:value-type="float" office:value="14.5779129304368" calcext:value-type="float">
            <text:p>14.5779129304368</text:p>
          </table:table-cell>
          <table:table-cell office:value-type="float" office:value="27.7110796864598" calcext:value-type="float">
            <text:p>27.7110796864598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2.5" calcext:value-type="float">
            <text:p>72.5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5]-[.F35])/[.F35]/[.F35]" office:value-type="float" office:value="0.11545113541924" calcext:value-type="float">
            <text:p>0.11545113541924</text:p>
          </table:table-cell>
          <table:table-cell table:formula="of:=[.E35]-[.F35]" office:value-type="float" office:value="51.4" calcext:value-type="float">
            <text:p>51.4</text:p>
          </table:table-cell>
          <table:table-cell table:formula="of:=[.F35]^3/[.Q35]" office:value-type="float" office:value="182.761303501946" calcext:value-type="float">
            <text:p>182.761303501946</text:p>
          </table:table-cell>
          <table:table-cell office:value-type="float" office:value="4.60644895998264" calcext:value-type="float">
            <text:p>4.60644895998264</text:p>
          </table:table-cell>
          <table:table-cell office:value-type="float" office:value="8.39963901379761" calcext:value-type="float">
            <text:p>8.39963901379761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6]-[.F36])/[.F36]/[.F36]" office:value-type="float" office:value="0.120899408284024" calcext:value-type="float">
            <text:p>0.120899408284024</text:p>
          </table:table-cell>
          <table:table-cell table:formula="of:=[.E36]-[.F36]" office:value-type="float" office:value="127.7" calcext:value-type="float">
            <text:p>127.7</text:p>
          </table:table-cell>
          <table:table-cell table:formula="of:=[.F36]^3/[.Q36]" office:value-type="float" office:value="268.818519968677" calcext:value-type="float">
            <text:p>268.818519968677</text:p>
          </table:table-cell>
          <table:table-cell office:value-type="float" office:value="2.71862316661724" calcext:value-type="float">
            <text:p>2.71862316661724</text:p>
          </table:table-cell>
          <table:table-cell office:value-type="float" office:value="13.8252681618326" calcext:value-type="float">
            <text:p>13.8252681618326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7]-[.F37])/[.F37]/[.F37]" office:value-type="float" office:value="0.251230905188739" calcext:value-type="float">
            <text:p>0.251230905188739</text:p>
          </table:table-cell>
          <table:table-cell table:formula="of:=[.E37]-[.F37]" office:value-type="float" office:value="179.1" calcext:value-type="float">
            <text:p>179.1</text:p>
          </table:table-cell>
          <table:table-cell table:formula="of:=[.F37]^3/[.Q37]" office:value-type="float" office:value="106.276733668342" calcext:value-type="float">
            <text:p>106.276733668342</text:p>
          </table:table-cell>
          <table:table-cell office:value-type="float" office:value="2.31781458446275" calcext:value-type="float">
            <text:p>2.31781458446275</text:p>
          </table:table-cell>
          <table:table-cell office:value-type="float" office:value="54.3597611244232" calcext:value-type="float">
            <text:p>54.3597611244232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34.9" calcext:value-type="float">
            <text:p>134.9</text:p>
          </table:table-cell>
          <table:table-cell table:style-name="ce20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"/>
          <table:table-cell table:formula="of:=([.E38]-[.F38])/[.F38]/[.F38]" office:value-type="float" office:value="0.0488561995637078" calcext:value-type="float">
            <text:p>0.0488561995637078</text:p>
          </table:table-cell>
          <table:table-cell table:formula="of:=[.E38]-[.F38]" office:value-type="float" office:value="91.6" calcext:value-type="float">
            <text:p>91.6</text:p>
          </table:table-cell>
          <table:table-cell table:formula="of:=[.F38]^3/[.Q38]" office:value-type="float" office:value="886.27442139738" calcext:value-type="float">
            <text:p>886.27442139738</text:p>
          </table:table-cell>
          <table:table-cell office:value-type="float" office:value="1.77056022234158" calcext:value-type="float">
            <text:p>1.77056022234158</text:p>
          </table:table-cell>
          <table:table-cell office:value-type="float" office:value="12.9175416749992" calcext:value-type="float">
            <text:p>12.9175416749992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  <table:table-cell table:formula="of:=([.E39]-[.F39])/[.F39]/[.F39]" office:value-type="float" office:value="0.658295833938162" calcext:value-type="float">
            <text:p>0.658295833938162</text:p>
          </table:table-cell>
          <table:table-cell table:formula="of:=[.E39]-[.F39]" office:value-type="float" office:value="181.4" calcext:value-type="float">
            <text:p>181.4</text:p>
          </table:table-cell>
          <table:table-cell table:formula="of:=[.F39]^3/[.Q39]" office:value-type="float" office:value="25.2166262403528" calcext:value-type="float">
            <text:p>25.2166262403528</text:p>
          </table:table-cell>
          <table:table-cell office:value-type="float" office:value="7.5610327812712" calcext:value-type="float">
            <text:p>7.5610327812712</text:p>
          </table:table-cell>
          <table:table-cell office:value-type="float" office:value="143.364892748348" calcext:value-type="float">
            <text:p>143.364892748348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4.6" calcext:value-type="float">
            <text:p>194.6</text:p>
          </table:table-cell>
          <table:table-cell table:style-name="ce20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0]-[.F40])/[.F40]/[.F40]" office:value-type="float" office:value="0.0731263215600282" calcext:value-type="float">
            <text:p>0.0731263215600282</text:p>
          </table:table-cell>
          <table:table-cell table:formula="of:=[.E40]-[.F40]" office:value-type="float" office:value="149.4" calcext:value-type="float">
            <text:p>149.4</text:p>
          </table:table-cell>
          <table:table-cell table:formula="of:=[.F40]^3/[.Q40]" office:value-type="float" office:value="618.108487282463" calcext:value-type="float">
            <text:p>618.108487282463</text:p>
          </table:table-cell>
          <table:table-cell office:value-type="float" office:value="3.95113993579582" calcext:value-type="float">
            <text:p>3.95113993579582</text:p>
          </table:table-cell>
          <table:table-cell office:value-type="float" office:value="19.2576292487465" calcext:value-type="float">
            <text:p>19.2576292487465</text:p>
          </table:table-cell>
          <table:table-cell table:number-columns-repeated="1004"/>
        </table:table-row>
        <table:table-row table:style-name="ro1">
          <table:table-cell table:style-name="ce13" office:value-type="date" office:date-value="2021-11-10" calcext:value-type="date">
            <text:p>11/10/21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float" office:value="60" calcext:value-type="float">
            <text:p>6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17" calcext:value-type="float">
            <text:p>117</text:p>
          </table:table-cell>
          <table:table-cell table:style-name="ce19" office:value-type="float" office:value="12.9" calcext:value-type="float">
            <text:p>12.9</text:p>
          </table:table-cell>
          <table:table-cell table:style-name="ce19" office:value-type="float" office:value="0.33" calcext:value-type="float">
            <text:p>0.33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XZ</text:p>
          </table:table-cell>
          <table:table-cell table:style-name="ce19" office:value-type="string" calcext:value-type="string">
            <text:p>after more than 40 min, activity of bacteria may decrease</text:p>
          </table:table-cell>
          <table:table-cell table:style-name="ce23" table:number-columns-repeated="2"/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15" calcext:value-type="float">
            <text:p>15</text:p>
          </table:table-cell>
          <table:table-cell table:style-name="ce23" table:formula="of:=([.E41]-[.F41])/[.F41]/[.F41]" office:value-type="float" office:value="0.625563367586083" calcext:value-type="float">
            <text:p>0.625563367586083</text:p>
          </table:table-cell>
          <table:table-cell table:style-name="ce23" table:formula="of:=[.E41]-[.F41]" office:value-type="float" office:value="104.1" calcext:value-type="float">
            <text:p>104.1</text:p>
          </table:table-cell>
          <table:table-cell table:style-name="ce23" table:formula="of:=[.F41]^3/[.Q41]" office:value-type="float" office:value="20.6214121037464" calcext:value-type="float">
            <text:p>20.6214121037464</text:p>
          </table:table-cell>
          <table:table-cell office:value-type="float" office:value="15.9134353711362" calcext:value-type="float">
            <text:p>15.9134353711362</text:p>
          </table:table-cell>
          <table:table-cell office:value-type="float" office:value="6.43873778265513" calcext:value-type="float">
            <text:p>6.43873778265513</text:p>
          </table:table-cell>
          <table:table-cell table:style-name="ce23" table:number-columns-repeated="100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20" office:value-type="float" office:value="25" calcext:value-type="float">
            <text:p>25</text:p>
          </table:table-cell>
          <table:table-cell table:style-name="ce20" table:formula="of:=205*0.33" office:value-type="float" office:value="67.65" calcext:value-type="float">
            <text:p>67.65</text:p>
          </table:table-cell>
          <table:table-cell table:style-name="ce20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2]-[.F42])/[.F42]/[.F42]" office:value-type="float" office:value="0.395155256266367" calcext:value-type="float">
            <text:p>0.395155256266367</text:p>
          </table:table-cell>
          <table:table-cell table:formula="of:=[.E42]-[.F42]" office:value-type="float" office:value="55.77" calcext:value-type="float">
            <text:p>55.77</text:p>
          </table:table-cell>
          <table:table-cell table:formula="of:=[.F42]^3/[.Q42]" office:value-type="float" office:value="30.0641325443787" calcext:value-type="float">
            <text:p>30.0641325443787</text:p>
          </table:table-cell>
          <table:table-cell office:value-type="float" office:value="12.992805643528" calcext:value-type="float">
            <text:p>12.992805643528</text:p>
          </table:table-cell>
          <table:table-cell office:value-type="float" office:value="1.13333081591256" calcext:value-type="float">
            <text:p>1.13333081591256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270*0.33" office:value-type="float" office:value="89.1" calcext:value-type="float">
            <text:p>89.1</text:p>
          </table:table-cell>
          <table:table-cell table:style-name="ce20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"/>
          <table:table-cell table:formula="of:=([.E43]-[.F43])/[.F43]/[.F43]" office:value-type="float" office:value="0.163970611421184" calcext:value-type="float">
            <text:p>0.163970611421184</text:p>
          </table:table-cell>
          <table:table-cell table:formula="of:=[.E43]-[.F43]" office:value-type="float" office:value="68.64" calcext:value-type="float">
            <text:p>68.64</text:p>
          </table:table-cell>
          <table:table-cell table:formula="of:=[.F43]^3/[.Q43]" office:value-type="float" office:value="124.778457692308" calcext:value-type="float">
            <text:p>124.778457692308</text:p>
          </table:table-cell>
          <table:table-cell office:value-type="float" office:value="6.00798371313904" calcext:value-type="float">
            <text:p>6.00798371313904</text:p>
          </table:table-cell>
          <table:table-cell office:value-type="float" office:value="0.817615268743816" calcext:value-type="float">
            <text:p>0.817615268743816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411*0.33" office:value-type="float" office:value="135.63" calcext:value-type="float">
            <text:p>135.63</text:p>
          </table:table-cell>
          <table:table-cell table:style-name="ce20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4]-[.F44])/[.F44]/[.F44]" office:value-type="float" office:value="0.69896293800374" calcext:value-type="float">
            <text:p>0.69896293800374</text:p>
          </table:table-cell>
          <table:table-cell table:formula="of:=[.E44]-[.F44]" office:value-type="float" office:value="122.397" calcext:value-type="float">
            <text:p>122.397</text:p>
          </table:table-cell>
          <table:table-cell table:formula="of:=[.F44]^3/[.Q44]" office:value-type="float" office:value="18.9323342919925" calcext:value-type="float">
            <text:p>18.9323342919925</text:p>
          </table:table-cell>
          <table:table-cell office:value-type="float" office:value="34.981006067026" calcext:value-type="float">
            <text:p>34.981006067026</text:p>
          </table:table-cell>
          <table:table-cell office:value-type="float" office:value="0.533644488580068" calcext:value-type="float">
            <text:p>0.533644488580068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549*0.33" office:value-type="float" office:value="181.17" calcext:value-type="float">
            <text:p>181.17</text:p>
          </table:table-cell>
          <table:table-cell table:style-name="ce20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"/>
          <table:table-cell table:formula="of:=([.E45]-[.F45])/[.F45]/[.F45]" office:value-type="float" office:value="0.305512592847186" calcext:value-type="float">
            <text:p>0.305512592847186</text:p>
          </table:table-cell>
          <table:table-cell table:formula="of:=[.E45]-[.F45]" office:value-type="float" office:value="158.4" calcext:value-type="float">
            <text:p>158.4</text:p>
          </table:table-cell>
          <table:table-cell table:formula="of:=[.F45]^3/[.Q45]" office:value-type="float" office:value="74.530479375" calcext:value-type="float">
            <text:p>74.530479375</text:p>
          </table:table-cell>
          <table:table-cell office:value-type="float" office:value="10.2055341587075" calcext:value-type="float">
            <text:p>10.2055341587075</text:p>
          </table:table-cell>
          <table:table-cell office:value-type="float" office:value="0.489718822957933" calcext:value-type="float">
            <text:p>0.489718822957933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7.3" calcext:value-type="float">
            <text:p>157.3</text:p>
          </table:table-cell>
          <table:table-cell table:style-name="ce20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deforms</text:p>
          </table:table-cell>
          <table:table-cell table:number-columns-repeated="4"/>
          <table:table-cell table:formula="of:=([.E46]-[.F46])/[.F46]/[.F46]" office:value-type="float" office:value="0.293780421849648" calcext:value-type="float">
            <text:p>0.293780421849648</text:p>
          </table:table-cell>
          <table:table-cell table:formula="of:=[.E46]-[.F46]" office:value-type="float" office:value="135.8" calcext:value-type="float">
            <text:p>135.8</text:p>
          </table:table-cell>
          <table:table-cell table:formula="of:=[.F46]^3/[.Q46]" office:value-type="float" office:value="73.1839101620029" calcext:value-type="float">
            <text:p>73.1839101620029</text:p>
          </table:table-cell>
          <table:table-cell office:value-type="float" office:value="15.3810002155367" calcext:value-type="float">
            <text:p>15.3810002155367</text:p>
          </table:table-cell>
          <table:table-cell office:value-type="float" office:value="0.0747229591623912" calcext:value-type="float">
            <text:p>0.0747229591623912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43.3" calcext:value-type="float">
            <text:p>143.3</text:p>
          </table:table-cell>
          <table:table-cell table:style-name="ce20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rotates</text:p>
          </table:table-cell>
          <table:table-cell table:number-columns-repeated="4"/>
          <table:table-cell table:formula="of:=([.E47]-[.F47])/[.F47]/[.F47]" office:value-type="float" office:value="0.140226905961172" calcext:value-type="float">
            <text:p>0.140226905961172</text:p>
          </table:table-cell>
          <table:table-cell table:formula="of:=[.E47]-[.F47]" office:value-type="float" office:value="114.7" calcext:value-type="float">
            <text:p>114.7</text:p>
          </table:table-cell>
          <table:table-cell table:formula="of:=[.F47]^3/[.Q47]" office:value-type="float" office:value="203.955152571927" calcext:value-type="float">
            <text:p>203.955152571927</text:p>
          </table:table-cell>
          <table:table-cell office:value-type="float" office:value="11.6365157931328" calcext:value-type="float">
            <text:p>11.6365157931328</text:p>
          </table:table-cell>
          <table:table-cell office:value-type="float" office:value="0.425324671832027" calcext:value-type="float">
            <text:p>0.425324671832027</text:p>
          </table:table-cell>
          <table:table-cell table:number-columns-repeated="1004"/>
        </table:table-row>
        <table:table-row table:style-name="ro1">
          <table:table-cell table:style-name="ce13" office:value-type="date" office:date-value="2021-11-11" calcext:value-type="date">
            <text:p>11/11/21</text:p>
          </table:table-cell>
          <table:table-cell table:style-name="ce19" office:value-type="float" office:value="4" calcext:value-type="float">
            <text:p>4</text:p>
          </table:table-cell>
          <table:table-cell table:style-name="ce23" office:value-type="float" office:value="69" calcext:value-type="float">
            <text:p>69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110.5" calcext:value-type="float">
            <text:p>110.5</text:p>
          </table:table-cell>
          <table:table-cell table:style-name="ce19" office:value-type="float" office:value="15.6" calcext:value-type="float">
            <text:p>15.6</text:p>
          </table:table-cell>
          <table:table-cell table:style-name="ce19" office:value-type="float" office:value="0.33" calcext:value-type="float">
            <text:p>0.33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XZ</text:p>
          </table:table-cell>
          <table:table-cell table:style-name="ce23" table:number-columns-repeated="3"/>
          <table:table-cell table:style-name="ce23" office:value-type="float" office:value="55" calcext:value-type="float">
            <text:p>55</text:p>
          </table:table-cell>
          <table:table-cell table:style-name="ce23" office:value-type="float" office:value="13" calcext:value-type="float">
            <text:p>13</text:p>
          </table:table-cell>
          <table:table-cell table:style-name="ce23" table:formula="of:=([.E48]-[.F48])/[.F48]/[.F48]" office:value-type="float" office:value="0.389957264957265" calcext:value-type="float">
            <text:p>0.389957264957265</text:p>
          </table:table-cell>
          <table:table-cell table:formula="of:=[.E48]-[.F48]" office:value-type="float" office:value="94.9" calcext:value-type="float">
            <text:p>94.9</text:p>
          </table:table-cell>
          <table:table-cell table:formula="of:=[.F48]^3/[.Q48]" office:value-type="float" office:value="40.0043835616438" calcext:value-type="float">
            <text:p>40.0043835616438</text:p>
          </table:table-cell>
          <table:table-cell office:value-type="float" office:value="14.6339813391639" calcext:value-type="float">
            <text:p>14.6339813391639</text:p>
          </table:table-cell>
          <table:table-cell office:value-type="float" office:value="1.85856745972808" calcext:value-type="float">
            <text:p>1.85856745972808</text:p>
          </table:table-cell>
          <table:table-cell table:style-name="ce23" table:number-columns-repeated="1004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76.8" calcext:value-type="float">
            <text:p>176.8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pop out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49]-[.F49])/[.F49]/[.F49]" office:value-type="float" office:value="1.08731575120629" calcext:value-type="float">
            <text:p>1.08731575120629</text:p>
          </table:table-cell>
          <table:table-cell table:formula="of:=[.E49]-[.F49]" office:value-type="float" office:value="164.5" calcext:value-type="float">
            <text:p>164.5</text:p>
          </table:table-cell>
          <table:table-cell table:formula="of:=[.F49]^3/[.Q49]" office:value-type="float" office:value="11.3122613981763" calcext:value-type="float">
            <text:p>11.3122613981763</text:p>
          </table:table-cell>
          <table:table-cell office:value-type="float" office:value="19.9495546604147" calcext:value-type="float">
            <text:p>19.9495546604147</text:p>
          </table:table-cell>
          <table:table-cell office:value-type="float" office:value="19.0901317482707" calcext:value-type="float">
            <text:p>19.0901317482707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20"/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 slides</text:p>
          </table:table-cell>
          <table:table-cell table:number-columns-repeated="4"/>
          <table:table-cell table:formula="of:=([.E50]-[.F50])/[.F50]/[.F50]" office:value-type="float" office:value="0.0760026298487837" calcext:value-type="float">
            <text:p>0.0760026298487837</text:p>
          </table:table-cell>
          <table:table-cell table:formula="of:=[.E50]-[.F50]" office:value-type="float" office:value="28.9" calcext:value-type="float">
            <text:p>28.9</text:p>
          </table:table-cell>
          <table:table-cell table:formula="of:=[.F50]^3/[.Q50]" office:value-type="float" office:value="256.570069204152" calcext:value-type="float">
            <text:p>256.570069204152</text:p>
          </table:table-cell>
          <table:table-cell office:value-type="float" office:value="34.3467619121143" calcext:value-type="float">
            <text:p>34.3467619121143</text:p>
          </table:table-cell>
          <table:table-cell office:value-type="float" office:value="4.03222602054307" calcext:value-type="float">
            <text:p>4.03222602054307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4"/>
          <table:table-cell table:formula="of:=([.E51]-[.F51])/[.F51]/[.F51]" office:value-type="float" office:value="0.0205868088411356" calcext:value-type="float">
            <text:p>0.0205868088411356</text:p>
          </table:table-cell>
          <table:table-cell table:formula="of:=[.E51]-[.F51]" office:value-type="float" office:value="60.7" calcext:value-type="float">
            <text:p>60.7</text:p>
          </table:table-cell>
          <table:table-cell table:formula="of:=[.F51]^3/[.Q51]" office:value-type="float" office:value="2637.61131795717" calcext:value-type="float">
            <text:p>2637.61131795717</text:p>
          </table:table-cell>
          <table:table-cell office:value-type="float" office:value="10.4239204045377" calcext:value-type="float">
            <text:p>10.4239204045377</text:p>
          </table:table-cell>
          <table:table-cell office:value-type="float" office:value="2.9042859653269" calcext:value-type="float">
            <text:p>2.9042859653269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2]-[.F52])/[.F52]/[.F52]" office:value-type="float" office:value="0.0622922517972635" calcext:value-type="float">
            <text:p>0.0622922517972635</text:p>
          </table:table-cell>
          <table:table-cell table:formula="of:=[.E52]-[.F52]" office:value-type="float" office:value="96.7" calcext:value-type="float">
            <text:p>96.7</text:p>
          </table:table-cell>
          <table:table-cell table:formula="of:=[.F52]^3/[.Q52]" office:value-type="float" office:value="632.502419855222" calcext:value-type="float">
            <text:p>632.502419855222</text:p>
          </table:table-cell>
          <table:table-cell office:value-type="float" office:value="1.98928317155176" calcext:value-type="float">
            <text:p>1.98928317155176</text:p>
          </table:table-cell>
          <table:table-cell office:value-type="float" office:value="17.5037103606276" calcext:value-type="float">
            <text:p>17.5037103606276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3]-[.F53])/[.F53]/[.F53]" office:value-type="float" office:value="0.0242079031683873" calcext:value-type="float">
            <text:p>0.0242079031683873</text:p>
          </table:table-cell>
          <table:table-cell table:formula="of:=[.E53]-[.F53]" office:value-type="float" office:value="68" calcext:value-type="float">
            <text:p>68</text:p>
          </table:table-cell>
          <table:table-cell table:formula="of:=[.F53]^3/[.Q53]" office:value-type="float" office:value="2189.36764705882" calcext:value-type="float">
            <text:p>2189.36764705882</text:p>
          </table:table-cell>
          <table:table-cell office:value-type="float" office:value="1.03185227764598" calcext:value-type="float">
            <text:p>1.03185227764598</text:p>
          </table:table-cell>
          <table:table-cell office:value-type="float" office:value="5.36719783810525" calcext:value-type="float">
            <text:p>5.36719783810525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4]-[.F54])/[.F54]/[.F54]" office:value-type="float" office:value="0.069383395935804" calcext:value-type="float">
            <text:p>0.069383395935804</text:p>
          </table:table-cell>
          <table:table-cell table:formula="of:=[.E54]-[.F54]" office:value-type="float" office:value="95.5" calcext:value-type="float">
            <text:p>95.5</text:p>
          </table:table-cell>
          <table:table-cell table:formula="of:=[.F54]^3/[.Q54]" office:value-type="float" office:value="534.710062827225" calcext:value-type="float">
            <text:p>534.710062827225</text:p>
          </table:table-cell>
          <table:table-cell office:value-type="float" office:value="2.00295671195802" calcext:value-type="float">
            <text:p>2.00295671195802</text:p>
          </table:table-cell>
          <table:table-cell office:value-type="float" office:value="18.5758291098745" calcext:value-type="float">
            <text:p>18.5758291098745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82.3" calcext:value-type="float">
            <text:p>182.3</text:p>
          </table:table-cell>
          <table:table-cell table:style-name="ce20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5]-[.F55])/[.F55]/[.F55]" office:value-type="float" office:value="0.0757439918279079" calcext:value-type="float">
            <text:p>0.0757439918279079</text:p>
          </table:table-cell>
          <table:table-cell table:formula="of:=[.E55]-[.F55]" office:value-type="float" office:value="139.4" calcext:value-type="float">
            <text:p>139.4</text:p>
          </table:table-cell>
          <table:table-cell table:formula="of:=[.F55]^3/[.Q55]" office:value-type="float" office:value="566.381556671449" calcext:value-type="float">
            <text:p>566.381556671449</text:p>
          </table:table-cell>
          <table:table-cell office:value-type="float" office:value="1.73041471869975" calcext:value-type="float">
            <text:p>1.73041471869975</text:p>
          </table:table-cell>
          <table:table-cell office:value-type="float" office:value="142.375403573701" calcext:value-type="float">
            <text:p>142.375403573701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1.4" calcext:value-type="float">
            <text:p>1.4</text:p>
          </table:table-cell>
          <table:table-cell table:formula="of:=([.E56]-[.F56])/[.F56]/[.F56]" office:value-type="float" office:value="0.0476447667914047" calcext:value-type="float">
            <text:p>0.0476447667914047</text:p>
          </table:table-cell>
          <table:table-cell table:formula="of:=[.E56]-[.F56]" office:value-type="float" office:value="197.6" calcext:value-type="float">
            <text:p>197.6</text:p>
          </table:table-cell>
          <table:table-cell table:formula="of:=[.F56]^3/[.Q56]" office:value-type="float" office:value="1351.66995951417" calcext:value-type="float">
            <text:p>1351.66995951417</text:p>
          </table:table-cell>
          <table:table-cell office:value-type="float" office:value="1.42462893838073" calcext:value-type="float">
            <text:p>1.42462893838073</text:p>
          </table:table-cell>
          <table:table-cell office:value-type="float" office:value="54.0918781823356" calcext:value-type="float">
            <text:p>54.0918781823356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57]-[.F57])/[.F57]/[.F57]" office:value-type="float" office:value="0.178949525305649" calcext:value-type="float">
            <text:p>0.178949525305649</text:p>
          </table:table-cell>
          <table:table-cell table:formula="of:=[.E57]-[.F57]" office:value-type="float" office:value="26.2" calcext:value-type="float">
            <text:p>26.2</text:p>
          </table:table-cell>
          <table:table-cell table:formula="of:=[.F57]^3/[.Q57]" office:value-type="float" office:value="67.6168320610687" calcext:value-type="float">
            <text:p>67.616832061068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58]-[.F58])/[.F58]/[.F58]" office:value-type="float" office:value="0.615286011857074" calcext:value-type="float">
            <text:p>0.615286011857074</text:p>
          </table:table-cell>
          <table:table-cell table:formula="of:=[.E58]-[.F58]" office:value-type="float" office:value="38.4" calcext:value-type="float">
            <text:p>38.4</text:p>
          </table:table-cell>
          <table:table-cell table:formula="of:=[.F58]^3/[.Q58]" office:value-type="float" office:value="12.8395572916667" calcext:value-type="float">
            <text:p>12.83955729166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59]-[.F59])/[.F59]/[.F59]" office:value-type="float" office:value="0.351646660510926" calcext:value-type="float">
            <text:p>0.351646660510926</text:p>
          </table:table-cell>
          <table:table-cell table:formula="of:=[.E59]-[.F59]" office:value-type="float" office:value="45.7" calcext:value-type="float">
            <text:p>45.7</text:p>
          </table:table-cell>
          <table:table-cell table:formula="of:=[.F59]^3/[.Q59]" office:value-type="float" office:value="32.4189059080963" calcext:value-type="float">
            <text:p>32.418905908096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 office:value-type="float" office:value="170" calcext:value-type="float">
            <text:p>170</text:p>
          </table:table-cell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0]-[.F60])/[.F60]/[.F60]" office:value-type="float" office:value="0.235416666666667" calcext:value-type="float">
            <text:p>0.235416666666667</text:p>
          </table:table-cell>
          <table:table-cell table:formula="of:=[.E60]-[.F60]" office:value-type="float" office:value="33.9" calcext:value-type="float">
            <text:p>33.9</text:p>
          </table:table-cell>
          <table:table-cell table:formula="of:=[.F60]^3/[.Q60]" office:value-type="float" office:value="50.9734513274336" calcext:value-type="float">
            <text:p>50.97345132743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1]-[.F61])/[.F61]/[.F61]" office:value-type="float" office:value="0.292013527575442" calcext:value-type="float">
            <text:p>0.292013527575442</text:p>
          </table:table-cell>
          <table:table-cell table:formula="of:=[.E61]-[.F61]" office:value-type="float" office:value="44.9" calcext:value-type="float">
            <text:p>44.9</text:p>
          </table:table-cell>
          <table:table-cell table:formula="of:=[.F61]^3/[.Q61]" office:value-type="float" office:value="42.4637861915368" calcext:value-type="float">
            <text:p>42.46378619153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2]-[.F62])/[.F62]/[.F62]" office:value-type="float" office:value="0.2764892578125" calcext:value-type="float">
            <text:p>0.2764892578125</text:p>
          </table:table-cell>
          <table:table-cell table:formula="of:=[.E62]-[.F62]" office:value-type="float" office:value="45.3" calcext:value-type="float">
            <text:p>45.3</text:p>
          </table:table-cell>
          <table:table-cell table:formula="of:=[.F62]^3/[.Q62]" office:value-type="float" office:value="46.2947461368653" calcext:value-type="float">
            <text:p>46.29474613686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 office:value-type="float" office:value="150" calcext:value-type="float">
            <text:p>150</text:p>
          </table:table-cell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3]-[.F63])/[.F63]/[.F63]" office:value-type="float" office:value="0.0472498868266184" calcext:value-type="float">
            <text:p>0.0472498868266184</text:p>
          </table:table-cell>
          <table:table-cell table:formula="of:=[.E63]-[.F63]" office:value-type="float" office:value="16.7" calcext:value-type="float">
            <text:p>16.7</text:p>
          </table:table-cell>
          <table:table-cell table:formula="of:=[.F63]^3/[.Q63]" office:value-type="float" office:value="397.884550898204" calcext:value-type="float">
            <text:p>397.8845508982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 office:value-type="float" office:value="150" calcext:value-type="float">
            <text:p>150</text:p>
          </table:table-cell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4]-[.F64])/[.F64]/[.F64]" office:value-type="float" office:value="0.0429423282306871" calcext:value-type="float">
            <text:p>0.0429423282306871</text:p>
          </table:table-cell>
          <table:table-cell table:formula="of:=[.E64]-[.F64]" office:value-type="float" office:value="19.3" calcext:value-type="float">
            <text:p>19.3</text:p>
          </table:table-cell>
          <table:table-cell table:formula="of:=[.F64]^3/[.Q64]" office:value-type="float" office:value="493.685388601036" calcext:value-type="float">
            <text:p>493.6853886010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E65]-[.F65])/[.F65]/[.F65]" office:value-type="float" office:value="0.120466487248494" calcext:value-type="float">
            <text:p>0.120466487248494</text:p>
          </table:table-cell>
          <table:table-cell table:formula="of:=[.E65]-[.F65]" office:value-type="float" office:value="28.2" calcext:value-type="float">
            <text:p>28.2</text:p>
          </table:table-cell>
          <table:table-cell table:formula="of:=[.F65]^3/[.Q65]" office:value-type="float" office:value="127.006276595745" calcext:value-type="float">
            <text:p>127.00627659574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E66]-[.F66])/[.F66]/[.F66]" office:value-type="float" office:value="0.150367565159278" calcext:value-type="float">
            <text:p>0.150367565159278</text:p>
          </table:table-cell>
          <table:table-cell table:formula="of:=[.E66]-[.F66]" office:value-type="float" office:value="27" calcext:value-type="float">
            <text:p>27</text:p>
          </table:table-cell>
          <table:table-cell table:formula="of:=[.F66]^3/[.Q66]" office:value-type="float" office:value="89.114962962963" calcext:value-type="float">
            <text:p>89.114962962963</text:p>
          </table:table-cell>
          <table:table-cell table:style-name="ce7" table:number-columns-repeated="1004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67]-[.F67])/[.F67]/[.F67]" office:value-type="float" office:value="0.120415224913495" calcext:value-type="float">
            <text:p>0.120415224913495</text:p>
          </table:table-cell>
          <table:table-cell table:formula="of:=[.E67]-[.F67]" office:value-type="float" office:value="8.7" calcext:value-type="float">
            <text:p>8.7</text:p>
          </table:table-cell>
          <table:table-cell table:formula="of:=[.F67]^3/[.Q67]" office:value-type="float" office:value="70.5890804597701" calcext:value-type="float">
            <text:p>70.5890804597701</text:p>
          </table:table-cell>
          <table:table-cell table:style-name="ce7" table:number-columns-repeated="1004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68]-[.F68])/[.F68]/[.F68]" office:value-type="float" office:value="0.65843621399177" calcext:value-type="float">
            <text:p>0.65843621399177</text:p>
          </table:table-cell>
          <table:table-cell table:formula="of:=[.E68]-[.F68]" office:value-type="float" office:value="19.2" calcext:value-type="float">
            <text:p>19.2</text:p>
          </table:table-cell>
          <table:table-cell table:formula="of:=[.F68]^3/[.Q68]" office:value-type="float" office:value="8.20125" calcext:value-type="float">
            <text:p>8.20125</text:p>
          </table:table-cell>
          <table:table-cell table:style-name="ce7" table:number-columns-repeated="1004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69]-[.F69])/[.F69]/[.F69]" office:value-type="float" office:value="0.105555555555556" calcext:value-type="float">
            <text:p>0.105555555555556</text:p>
          </table:table-cell>
          <table:table-cell table:formula="of:=[.E69]-[.F69]" office:value-type="float" office:value="15.2" calcext:value-type="float">
            <text:p>15.2</text:p>
          </table:table-cell>
          <table:table-cell table:formula="of:=[.F69]^3/[.Q69]" office:value-type="float" office:value="113.684210526316" calcext:value-type="float">
            <text:p>113.684210526316</text:p>
          </table:table-cell>
          <table:table-cell table:style-name="ce7" table:number-columns-repeated="1004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70]-[.F70])/[.F70]/[.F70]" office:value-type="float" office:value="0.502676977989292" calcext:value-type="float">
            <text:p>0.502676977989292</text:p>
          </table:table-cell>
          <table:table-cell table:formula="of:=[.E70]-[.F70]" office:value-type="float" office:value="33.8" calcext:value-type="float">
            <text:p>33.8</text:p>
          </table:table-cell>
          <table:table-cell table:formula="of:=[.F70]^3/[.Q70]" office:value-type="float" office:value="16.3126627218935" calcext:value-type="float">
            <text:p>16.3126627218935</text:p>
          </table:table-cell>
          <table:table-cell table:style-name="ce7" table:number-columns-repeated="1004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71]-[.F71])/[.F71]/[.F71]" office:value-type="float" office:value="0.0713860797144557" calcext:value-type="float">
            <text:p>0.0713860797144557</text:p>
          </table:table-cell>
          <table:table-cell table:formula="of:=[.E71]-[.F71]" office:value-type="float" office:value="19.2" calcext:value-type="float">
            <text:p>19.2</text:p>
          </table:table-cell>
          <table:table-cell table:formula="of:=[.F71]^3/[.Q71]" office:value-type="float" office:value="229.736666666667" calcext:value-type="float">
            <text:p>229.736666666667</text:p>
          </table:table-cell>
          <table:table-cell table:style-name="ce7" table:number-columns-repeated="1004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2]-[.F72])/[.F72]/[.F72]" office:value-type="float" office:value="0.161078238001315" calcext:value-type="float">
            <text:p>0.161078238001315</text:p>
          </table:table-cell>
          <table:table-cell table:formula="of:=[.E72]-[.F72]" office:value-type="float" office:value="9.8" calcext:value-type="float">
            <text:p>9.8</text:p>
          </table:table-cell>
          <table:table-cell table:formula="of:=[.F72]^3/[.Q72]" office:value-type="float" office:value="48.4236734693878" calcext:value-type="float">
            <text:p>48.423673469387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3]-[.F73])/[.F73]/[.F73]" office:value-type="float" office:value="1.248" calcext:value-type="float">
            <text:p>1.248</text:p>
          </table:table-cell>
          <table:table-cell table:formula="of:=[.E73]-[.F73]" office:value-type="float" office:value="31.2" calcext:value-type="float">
            <text:p>31.2</text:p>
          </table:table-cell>
          <table:table-cell table:formula="of:=[.F73]^3/[.Q73]" office:value-type="float" office:value="4.00641025641026" calcext:value-type="float">
            <text:p>4.006410256410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4]-[.F74])/[.F74]/[.F74]" office:value-type="float" office:value="0.089319530362328" calcext:value-type="float">
            <text:p>0.089319530362328</text:p>
          </table:table-cell>
          <table:table-cell table:formula="of:=[.E74]-[.F74]" office:value-type="float" office:value="28.3" calcext:value-type="float">
            <text:p>28.3</text:p>
          </table:table-cell>
          <table:table-cell table:formula="of:=[.F74]^3/[.Q74]" office:value-type="float" office:value="199.284522968198" calcext:value-type="float">
            <text:p>199.28452296819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5]-[.F75])/[.F75]/[.F75]" office:value-type="float" office:value="0.241965973534972" calcext:value-type="float">
            <text:p>0.241965973534972</text:p>
          </table:table-cell>
          <table:table-cell table:formula="of:=[.E75]-[.F75]" office:value-type="float" office:value="32" calcext:value-type="float">
            <text:p>32</text:p>
          </table:table-cell>
          <table:table-cell table:formula="of:=[.F75]^3/[.Q75]" office:value-type="float" office:value="47.52734375" calcext:value-type="float">
            <text:p>47.5273437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76]-[.F76])/[.F76]/[.F76]" office:value-type="float" office:value="0.0871255131452529" calcext:value-type="float">
            <text:p>0.0871255131452529</text:p>
          </table:table-cell>
          <table:table-cell table:formula="of:=[.E76]-[.F76]" office:value-type="float" office:value="39.9" calcext:value-type="float">
            <text:p>39.9</text:p>
          </table:table-cell>
          <table:table-cell table:formula="of:=[.F76]^3/[.Q76]" office:value-type="float" office:value="245.622656641604" calcext:value-type="float">
            <text:p>245.6226566416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77]-[.F77])/[.F77]/[.F77]" office:value-type="float" office:value="0.360434007134364" calcext:value-type="float">
            <text:p>0.360434007134364</text:p>
          </table:table-cell>
          <table:table-cell table:formula="of:=[.E77]-[.F77]" office:value-type="float" office:value="48.5" calcext:value-type="float">
            <text:p>48.5</text:p>
          </table:table-cell>
          <table:table-cell table:formula="of:=[.F77]^3/[.Q77]" office:value-type="float" office:value="32.1834226804124" calcext:value-type="float">
            <text:p>32.183422680412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8]-[.F78])/[.F78]/[.F78]" office:value-type="float" office:value="0.335250942273358" calcext:value-type="float">
            <text:p>0.335250942273358</text:p>
          </table:table-cell>
          <table:table-cell table:formula="of:=[.E78]-[.F78]" office:value-type="float" office:value="16.9" calcext:value-type="float">
            <text:p>16.9</text:p>
          </table:table-cell>
          <table:table-cell table:formula="of:=[.F78]^3/[.Q78]" office:value-type="float" office:value="21.1781656804734" calcext:value-type="float">
            <text:p>21.178165680473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79]-[.F79])/[.F79]/[.F79]" office:value-type="float" office:value="0.38775837205576" calcext:value-type="float">
            <text:p>0.38775837205576</text:p>
          </table:table-cell>
          <table:table-cell table:formula="of:=[.E79]-[.F79]" office:value-type="float" office:value="24.2" calcext:value-type="float">
            <text:p>24.2</text:p>
          </table:table-cell>
          <table:table-cell table:formula="of:=[.F79]^3/[.Q79]" office:value-type="float" office:value="20.3735123966942" calcext:value-type="float">
            <text:p>20.373512396694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80]-[.F80])/[.F80]/[.F80]" office:value-type="float" office:value="0.110534409842368" calcext:value-type="float">
            <text:p>0.110534409842368</text:p>
          </table:table-cell>
          <table:table-cell table:formula="of:=[.E80]-[.F80]" office:value-type="float" office:value="46" calcext:value-type="float">
            <text:p>46</text:p>
          </table:table-cell>
          <table:table-cell table:formula="of:=[.F80]^3/[.Q80]" office:value-type="float" office:value="184.557913043478" calcext:value-type="float">
            <text:p>184.55791304347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81]-[.F81])/[.F81]/[.F81]" office:value-type="float" office:value="0.54412321676556" calcext:value-type="float">
            <text:p>0.54412321676556</text:p>
          </table:table-cell>
          <table:table-cell table:formula="of:=[.E81]-[.F81]" office:value-type="float" office:value="43.1" calcext:value-type="float">
            <text:p>43.1</text:p>
          </table:table-cell>
          <table:table-cell table:formula="of:=[.F81]^3/[.Q81]" office:value-type="float" office:value="16.3565893271462" calcext:value-type="float">
            <text:p>16.35658932714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formula="of:=([.E82]-[.F82])/[.F82]/[.F82]" office:value-type="float" office:value="0.0282728195791464" calcext:value-type="float">
            <text:p>0.0282728195791464</text:p>
          </table:table-cell>
          <table:table-cell table:formula="of:=[.E82]-[.F82]" office:value-type="float" office:value="32.3" calcext:value-type="float">
            <text:p>32.3</text:p>
          </table:table-cell>
          <table:table-cell table:formula="of:=[.F82]^3/[.Q82]" office:value-type="float" office:value="1195.49448916409" calcext:value-type="float">
            <text:p>1195.4944891640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3]-[.F83])/[.F83]/[.F83]" office:value-type="float" office:value="0.374248162174204" calcext:value-type="float">
            <text:p>0.374248162174204</text:p>
          </table:table-cell>
          <table:table-cell table:formula="of:=[.E83]-[.F83]" office:value-type="float" office:value="16.8" calcext:value-type="float">
            <text:p>16.8</text:p>
          </table:table-cell>
          <table:table-cell table:formula="of:=[.F83]^3/[.Q83]" office:value-type="float" office:value="17.9025595238095" calcext:value-type="float">
            <text:p>17.902559523809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4]-[.F84])/[.F84]/[.F84]" office:value-type="float" office:value="0.16415489893596" calcext:value-type="float">
            <text:p>0.16415489893596</text:p>
          </table:table-cell>
          <table:table-cell table:formula="of:=[.E84]-[.F84]" office:value-type="float" office:value="41.5" calcext:value-type="float">
            <text:p>41.5</text:p>
          </table:table-cell>
          <table:table-cell table:formula="of:=[.F84]^3/[.Q84]" office:value-type="float" office:value="96.859734939759" calcext:value-type="float">
            <text:p>96.85973493975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5]-[.F85])/[.F85]/[.F85]" office:value-type="float" office:value="0.0505301010602021" calcext:value-type="float">
            <text:p>0.0505301010602021</text:p>
          </table:table-cell>
          <table:table-cell table:formula="of:=[.E85]-[.F85]" office:value-type="float" office:value="32.6" calcext:value-type="float">
            <text:p>32.6</text:p>
          </table:table-cell>
          <table:table-cell table:formula="of:=[.F85]^3/[.Q85]" office:value-type="float" office:value="502.670674846626" calcext:value-type="float">
            <text:p>502.6706748466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86]-[.F86])/[.F86]/[.F86]" office:value-type="float" office:value="0.0770402221625011" calcext:value-type="float">
            <text:p>0.0770402221625011</text:p>
          </table:table-cell>
          <table:table-cell table:formula="of:=[.E86]-[.F86]" office:value-type="float" office:value="25.8" calcext:value-type="float">
            <text:p>25.8</text:p>
          </table:table-cell>
          <table:table-cell table:formula="of:=[.F86]^3/[.Q86]" office:value-type="float" office:value="237.538255813954" calcext:value-type="float">
            <text:p>237.53825581395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87]-[.F87])/[.F87]/[.F87]" office:value-type="float" office:value="0.0620408163265306" calcext:value-type="float">
            <text:p>0.0620408163265306</text:p>
          </table:table-cell>
          <table:table-cell table:formula="of:=[.E87]-[.F87]" office:value-type="float" office:value="19" calcext:value-type="float">
            <text:p>19</text:p>
          </table:table-cell>
          <table:table-cell table:formula="of:=[.F87]^3/[.Q87]" office:value-type="float" office:value="282.072368421053" calcext:value-type="float">
            <text:p>282.0723684210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88]-[.F88])/[.F88]/[.F88]" office:value-type="float" office:value="0.065356721200877" calcext:value-type="float">
            <text:p>0.065356721200877</text:p>
          </table:table-cell>
          <table:table-cell table:formula="of:=[.E88]-[.F88]" office:value-type="float" office:value="15.5" calcext:value-type="float">
            <text:p>15.5</text:p>
          </table:table-cell>
          <table:table-cell table:formula="of:=[.F88]^3/[.Q88]" office:value-type="float" office:value="235.629935483871" calcext:value-type="float">
            <text:p>235.62993548387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89]-[.F89])/[.F89]/[.F89]" office:value-type="float" office:value="0.445362718089991" calcext:value-type="float">
            <text:p>0.445362718089991</text:p>
          </table:table-cell>
          <table:table-cell table:formula="of:=[.E89]-[.F89]" office:value-type="float" office:value="19.4" calcext:value-type="float">
            <text:p>19.4</text:p>
          </table:table-cell>
          <table:table-cell table:formula="of:=[.F89]^3/[.Q89]" office:value-type="float" office:value="14.819381443299" calcext:value-type="float">
            <text:p>14.81938144329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90]-[.F90])/[.F90]/[.F90]" office:value-type="float" office:value="1.18655692729767" calcext:value-type="float">
            <text:p>1.18655692729767</text:p>
          </table:table-cell>
          <table:table-cell table:formula="of:=[.E90]-[.F90]" office:value-type="float" office:value="34.6" calcext:value-type="float">
            <text:p>34.6</text:p>
          </table:table-cell>
          <table:table-cell table:formula="of:=[.F90]^3/[.Q90]" office:value-type="float" office:value="4.55098265895954" calcext:value-type="float">
            <text:p>4.5509826589595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91]-[.F91])/[.F91]/[.F91]" office:value-type="float" office:value="0.222050754458162" calcext:value-type="float">
            <text:p>0.222050754458162</text:p>
          </table:table-cell>
          <table:table-cell table:formula="of:=[.E91]-[.F91]" office:value-type="float" office:value="25.9" calcext:value-type="float">
            <text:p>25.9</text:p>
          </table:table-cell>
          <table:table-cell table:formula="of:=[.F91]^3/[.Q91]" office:value-type="float" office:value="48.637528957529" calcext:value-type="float">
            <text:p>48.63752895752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2]-[.F92])/[.F92]/[.F92]" office:value-type="float" office:value="0.115645449137418" calcext:value-type="float">
            <text:p>0.115645449137418</text:p>
          </table:table-cell>
          <table:table-cell table:formula="of:=[.E92]-[.F92]" office:value-type="float" office:value="48.6" calcext:value-type="float">
            <text:p>48.6</text:p>
          </table:table-cell>
          <table:table-cell table:formula="of:=[.F92]^3/[.Q92]" office:value-type="float" office:value="177.265946502058" calcext:value-type="float">
            <text:p>177.26594650205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E93]-[.F93])/[.F93]/[.F93]" office:value-type="float" office:value="0.0260800352249826" calcext:value-type="float">
            <text:p>0.0260800352249826</text:p>
          </table:table-cell>
          <table:table-cell table:formula="of:=[.E93]-[.F93]" office:value-type="float" office:value="15.4" calcext:value-type="float">
            <text:p>15.4</text:p>
          </table:table-cell>
          <table:table-cell table:formula="of:=[.F93]^3/[.Q93]" office:value-type="float" office:value="931.747207792208" calcext:value-type="float">
            <text:p>931.74720779220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4]-[.F94])/[.F94]/[.F94]" office:value-type="float" office:value="0.141049382716049" calcext:value-type="float">
            <text:p>0.141049382716049</text:p>
          </table:table-cell>
          <table:table-cell table:formula="of:=[.E94]-[.F94]" office:value-type="float" office:value="45.7" calcext:value-type="float">
            <text:p>45.7</text:p>
          </table:table-cell>
          <table:table-cell table:formula="of:=[.F94]^3/[.Q94]" office:value-type="float" office:value="127.614879649891" calcext:value-type="float">
            <text:p>127.61487964989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5]-[.F95])/[.F95]/[.F95]" office:value-type="float" office:value="0.226548885283336" calcext:value-type="float">
            <text:p>0.226548885283336</text:p>
          </table:table-cell>
          <table:table-cell table:formula="of:=[.E95]-[.F95]" office:value-type="float" office:value="37.7" calcext:value-type="float">
            <text:p>37.7</text:p>
          </table:table-cell>
          <table:table-cell table:formula="of:=[.F95]^3/[.Q95]" office:value-type="float" office:value="56.9413527851459" calcext:value-type="float">
            <text:p>56.941352785145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96]-[.F96])/[.F96]/[.F96]" office:value-type="float" office:value="0.214248614958449" calcext:value-type="float">
            <text:p>0.214248614958449</text:p>
          </table:table-cell>
          <table:table-cell table:formula="of:=[.E96]-[.F96]" office:value-type="float" office:value="49.5" calcext:value-type="float">
            <text:p>49.5</text:p>
          </table:table-cell>
          <table:table-cell table:formula="of:=[.F96]^3/[.Q96]" office:value-type="float" office:value="70.9456161616162" calcext:value-type="float">
            <text:p>70.94561616161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97]-[.F97])/[.F97]/[.F97]" office:value-type="float" office:value="0.11966110577343" calcext:value-type="float">
            <text:p>0.11966110577343</text:p>
          </table:table-cell>
          <table:table-cell table:formula="of:=[.E97]-[.F97]" office:value-type="float" office:value="13.7" calcext:value-type="float">
            <text:p>13.7</text:p>
          </table:table-cell>
          <table:table-cell table:formula="of:=[.F97]^3/[.Q97]" office:value-type="float" office:value="89.419197080292" calcext:value-type="float">
            <text:p>89.41919708029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98]-[.F98])/[.F98]/[.F98]" office:value-type="float" office:value="0.16101108033241" calcext:value-type="float">
            <text:p>0.16101108033241</text:p>
          </table:table-cell>
          <table:table-cell table:formula="of:=[.E98]-[.F98]" office:value-type="float" office:value="37.2" calcext:value-type="float">
            <text:p>37.2</text:p>
          </table:table-cell>
          <table:table-cell table:formula="of:=[.F98]^3/[.Q98]" office:value-type="float" office:value="94.403440860215" calcext:value-type="float">
            <text:p>94.4034408602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99]-[.F99])/[.F99]/[.F99]" office:value-type="float" office:value="0.272338910644357" calcext:value-type="float">
            <text:p>0.272338910644357</text:p>
          </table:table-cell>
          <table:table-cell table:formula="of:=[.E99]-[.F99]" office:value-type="float" office:value="30.6" calcext:value-type="float">
            <text:p>30.6</text:p>
          </table:table-cell>
          <table:table-cell table:formula="of:=[.F99]^3/[.Q99]" office:value-type="float" office:value="38.922091503268" calcext:value-type="float">
            <text:p>38.9220915032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100]-[.F100])/[.F100]/[.F100]" office:value-type="float" office:value="0.632086167800453" calcext:value-type="float">
            <text:p>0.632086167800453</text:p>
          </table:table-cell>
          <table:table-cell table:formula="of:=[.E100]-[.F100]" office:value-type="float" office:value="44.6" calcext:value-type="float">
            <text:p>44.6</text:p>
          </table:table-cell>
          <table:table-cell table:formula="of:=[.F100]^3/[.Q100]" office:value-type="float" office:value="13.2893273542601" calcext:value-type="float">
            <text:p>13.289327354260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101]-[.F101])/[.F101]/[.F101]" office:value-type="float" office:value="0.564833927566147" calcext:value-type="float">
            <text:p>0.564833927566147</text:p>
          </table:table-cell>
          <table:table-cell table:formula="of:=[.E101]-[.F101]" office:value-type="float" office:value="30.1" calcext:value-type="float">
            <text:p>30.1</text:p>
          </table:table-cell>
          <table:table-cell table:formula="of:=[.F101]^3/[.Q101]" office:value-type="float" office:value="12.9241528239203" calcext:value-type="float">
            <text:p>12.92415282392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102]-[.F102])/[.F102]/[.F102]" office:value-type="float" office:value="0.029248716117403" calcext:value-type="float">
            <text:p>0.029248716117403</text:p>
          </table:table-cell>
          <table:table-cell table:formula="of:=[.E102]-[.F102]" office:value-type="float" office:value="25.8" calcext:value-type="float">
            <text:p>25.8</text:p>
          </table:table-cell>
          <table:table-cell table:formula="of:=[.F102]^3/[.Q102]" office:value-type="float" office:value="1015.42918604651" calcext:value-type="float">
            <text:p>1015.4291860465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3]-[.F103])/[.F103]/[.F103]" office:value-type="float" office:value="0.406574394463668" calcext:value-type="float">
            <text:p>0.406574394463668</text:p>
          </table:table-cell>
          <table:table-cell table:formula="of:=[.E103]-[.F103]" office:value-type="float" office:value="42.3" calcext:value-type="float">
            <text:p>42.3</text:p>
          </table:table-cell>
          <table:table-cell table:formula="of:=[.F103]^3/[.Q103]" office:value-type="float" office:value="25.0876595744681" calcext:value-type="float">
            <text:p>25.087659574468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104]-[.F104])/[.F104]/[.F104]" office:value-type="float" office:value="0.0117896270452127" calcext:value-type="float">
            <text:p>0.0117896270452127</text:p>
          </table:table-cell>
          <table:table-cell table:formula="of:=[.E104]-[.F104]" office:value-type="float" office:value="12.3" calcext:value-type="float">
            <text:p>12.3</text:p>
          </table:table-cell>
          <table:table-cell table:formula="of:=[.F104]^3/[.Q104]" office:value-type="float" office:value="2739.69650406504" calcext:value-type="float">
            <text:p>2739.696504065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5]-[.F105])/[.F105]/[.F105]" office:value-type="float" office:value="0.334141274238227" calcext:value-type="float">
            <text:p>0.334141274238227</text:p>
          </table:table-cell>
          <table:table-cell table:formula="of:=[.E105]-[.F105]" office:value-type="float" office:value="19.3" calcext:value-type="float">
            <text:p>19.3</text:p>
          </table:table-cell>
          <table:table-cell table:formula="of:=[.F105]^3/[.Q105]" office:value-type="float" office:value="22.7448704663212" calcext:value-type="float">
            <text:p>22.744870466321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06]-[.F106])/[.F106]/[.F106]" office:value-type="float" office:value="0.4753282028067" calcext:value-type="float">
            <text:p>0.4753282028067</text:p>
          </table:table-cell>
          <table:table-cell table:formula="of:=[.E106]-[.F106]" office:value-type="float" office:value="10.5" calcext:value-type="float">
            <text:p>10.5</text:p>
          </table:table-cell>
          <table:table-cell table:formula="of:=[.F106]^3/[.Q106]" office:value-type="float" office:value="9.88790476190476" calcext:value-type="float">
            <text:p>9.887904761904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table:formula="of:=([.E107]-[.F107])/[.F107]/[.F107]" office:value-type="float" office:value="0.0327449282998984" calcext:value-type="float">
            <text:p>0.0327449282998984</text:p>
          </table:table-cell>
          <table:table-cell table:formula="of:=[.E107]-[.F107]" office:value-type="float" office:value="8.7" calcext:value-type="float">
            <text:p>8.7</text:p>
          </table:table-cell>
          <table:table-cell table:formula="of:=[.F107]^3/[.Q107]" office:value-type="float" office:value="497.787011494253" calcext:value-type="float">
            <text:p>497.7870114942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08]-[.F108])/[.F108]/[.F108]" office:value-type="float" office:value="0.329938557360492" calcext:value-type="float">
            <text:p>0.329938557360492</text:p>
          </table:table-cell>
          <table:table-cell table:formula="of:=[.E108]-[.F108]" office:value-type="float" office:value="39.2" calcext:value-type="float">
            <text:p>39.2</text:p>
          </table:table-cell>
          <table:table-cell table:formula="of:=[.F108]^3/[.Q108]" office:value-type="float" office:value="33.0364540816327" calcext:value-type="float">
            <text:p>33.03645408163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09]-[.F109])/[.F109]/[.F109]" office:value-type="float" office:value="0.403579254930606" calcext:value-type="float">
            <text:p>0.403579254930606</text:p>
          </table:table-cell>
          <table:table-cell table:formula="of:=[.E109]-[.F109]" office:value-type="float" office:value="22.1" calcext:value-type="float">
            <text:p>22.1</text:p>
          </table:table-cell>
          <table:table-cell table:formula="of:=[.F109]^3/[.Q109]" office:value-type="float" office:value="18.33592760181" calcext:value-type="float">
            <text:p>18.3359276018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10]-[.F110])/[.F110]/[.F110]" office:value-type="float" office:value="0.227265472884548" calcext:value-type="float">
            <text:p>0.227265472884548</text:p>
          </table:table-cell>
          <table:table-cell table:formula="of:=[.E110]-[.F110]" office:value-type="float" office:value="71.2" calcext:value-type="float">
            <text:p>71.2</text:p>
          </table:table-cell>
          <table:table-cell table:formula="of:=[.F110]^3/[.Q110]" office:value-type="float" office:value="77.8824859550562" calcext:value-type="float">
            <text:p>77.88248595505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11]-[.F111])/[.F111]/[.F111]" office:value-type="float" office:value="0.0412041603715866" calcext:value-type="float">
            <text:p>0.0412041603715866</text:p>
          </table:table-cell>
          <table:table-cell table:formula="of:=[.E111]-[.F111]" office:value-type="float" office:value="33" calcext:value-type="float">
            <text:p>33</text:p>
          </table:table-cell>
          <table:table-cell table:formula="of:=[.F111]^3/[.Q111]" office:value-type="float" office:value="686.823848484849" calcext:value-type="float">
            <text:p>686.8238484848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2]-[.F112])/[.F112]/[.F112]" office:value-type="float" office:value="0.160484642363694" calcext:value-type="float">
            <text:p>0.160484642363694</text:p>
          </table:table-cell>
          <table:table-cell table:formula="of:=[.E112]-[.F112]" office:value-type="float" office:value="15.1" calcext:value-type="float">
            <text:p>15.1</text:p>
          </table:table-cell>
          <table:table-cell table:formula="of:=[.F112]^3/[.Q112]" office:value-type="float" office:value="60.4419205298013" calcext:value-type="float">
            <text:p>60.441920529801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3]-[.F113])/[.F113]/[.F113]" office:value-type="float" office:value="0.10501995379122" calcext:value-type="float">
            <text:p>0.10501995379122</text:p>
          </table:table-cell>
          <table:table-cell table:formula="of:=[.E113]-[.F113]" office:value-type="float" office:value="20" calcext:value-type="float">
            <text:p>20</text:p>
          </table:table-cell>
          <table:table-cell table:formula="of:=[.F113]^3/[.Q113]" office:value-type="float" office:value="131.4036" calcext:value-type="float">
            <text:p>131.40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4]-[.F114])/[.F114]/[.F114]" office:value-type="float" office:value="0.189230103806228" calcext:value-type="float">
            <text:p>0.189230103806228</text:p>
          </table:table-cell>
          <table:table-cell table:formula="of:=[.E114]-[.F114]" office:value-type="float" office:value="35" calcext:value-type="float">
            <text:p>35</text:p>
          </table:table-cell>
          <table:table-cell table:formula="of:=[.F114]^3/[.Q114]" office:value-type="float" office:value="71.8701714285714" calcext:value-type="float">
            <text:p>71.87017142857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E115]-[.F115])/[.F115]/[.F115]" office:value-type="float" office:value="0.0134984333045822" calcext:value-type="float">
            <text:p>0.0134984333045822</text:p>
          </table:table-cell>
          <table:table-cell table:formula="of:=[.E115]-[.F115]" office:value-type="float" office:value="27.7" calcext:value-type="float">
            <text:p>27.7</text:p>
          </table:table-cell>
          <table:table-cell table:formula="of:=[.F115]^3/[.Q115]" office:value-type="float" office:value="3355.94501805054" calcext:value-type="float">
            <text:p>3355.9450180505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16]-[.F116])/[.F116]/[.F116]" office:value-type="float" office:value="0.0792797635044343" calcext:value-type="float">
            <text:p>0.0792797635044343</text:p>
          </table:table-cell>
          <table:table-cell table:formula="of:=[.E116]-[.F116]" office:value-type="float" office:value="47.2" calcext:value-type="float">
            <text:p>47.2</text:p>
          </table:table-cell>
          <table:table-cell table:formula="of:=[.F116]^3/[.Q116]" office:value-type="float" office:value="307.770847457627" calcext:value-type="float">
            <text:p>307.7708474576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3" calcext:value-type="float">
            <text:p>2.3</text:p>
          </table:table-cell>
          <table:table-cell/>
          <table:table-cell table:formula="of:=([.E117]-[.F117])/[.F117]/[.F117]" office:value-type="float" office:value="0.0153770772085653" calcext:value-type="float">
            <text:p>0.0153770772085653</text:p>
          </table:table-cell>
          <table:table-cell table:formula="of:=[.E117]-[.F117]" office:value-type="float" office:value="29.5" calcext:value-type="float">
            <text:p>29.5</text:p>
          </table:table-cell>
          <table:table-cell table:formula="of:=[.F117]^3/[.Q117]" office:value-type="float" office:value="2848.39566101695" calcext:value-type="float">
            <text:p>2848.3956610169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18]-[.F118])/[.F118]/[.F118]" office:value-type="float" office:value="0.0682397959183674" calcext:value-type="float">
            <text:p>0.0682397959183674</text:p>
          </table:table-cell>
          <table:table-cell table:formula="of:=[.E118]-[.F118]" office:value-type="float" office:value="53.5" calcext:value-type="float">
            <text:p>53.5</text:p>
          </table:table-cell>
          <table:table-cell table:formula="of:=[.F118]^3/[.Q118]" office:value-type="float" office:value="410.317757009346" calcext:value-type="float">
            <text:p>410.31775700934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table:formula="of:=([.E119]-[.F119])/[.F119]/[.F119]" office:value-type="float" office:value="0.0275385656608089" calcext:value-type="float">
            <text:p>0.0275385656608089</text:p>
          </table:table-cell>
          <table:table-cell table:formula="of:=[.E119]-[.F119]" office:value-type="float" office:value="11.8" calcext:value-type="float">
            <text:p>11.8</text:p>
          </table:table-cell>
          <table:table-cell table:formula="of:=[.F119]^3/[.Q119]" office:value-type="float" office:value="751.67313559322" calcext:value-type="float">
            <text:p>751.673135593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20]-[.F120])/[.F120]/[.F120]" office:value-type="float" office:value="0.0268122371822075" calcext:value-type="float">
            <text:p>0.0268122371822075</text:p>
          </table:table-cell>
          <table:table-cell table:formula="of:=[.E120]-[.F120]" office:value-type="float" office:value="27.8" calcext:value-type="float">
            <text:p>27.8</text:p>
          </table:table-cell>
          <table:table-cell table:formula="of:=[.F120]^3/[.Q120]" office:value-type="float" office:value="1200.94417266187" calcext:value-type="float">
            <text:p>1200.9441726618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table:formula="of:=([.E121]-[.F121])/[.F121]/[.F121]" office:value-type="float" office:value="0.00585864015049718" calcext:value-type="float">
            <text:p>0.00585864015049718</text:p>
          </table:table-cell>
          <table:table-cell table:formula="of:=[.E121]-[.F121]" office:value-type="float" office:value="21.8" calcext:value-type="float">
            <text:p>21.8</text:p>
          </table:table-cell>
          <table:table-cell table:formula="of:=[.F121]^3/[.Q121]" office:value-type="float" office:value="10411.9724770642" calcext:value-type="float">
            <text:p>10411.972477064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2]-[.F122])/[.F122]/[.F122]" office:value-type="float" office:value="0.0171914059580264" calcext:value-type="float">
            <text:p>0.0171914059580264</text:p>
          </table:table-cell>
          <table:table-cell table:formula="of:=[.E122]-[.F122]" office:value-type="float" office:value="20.7" calcext:value-type="float">
            <text:p>20.7</text:p>
          </table:table-cell>
          <table:table-cell table:formula="of:=[.F122]^3/[.Q122]" office:value-type="float" office:value="2018.45038647343" calcext:value-type="float">
            <text:p>2018.45038647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3]-[.F123])/[.F123]/[.F123]" office:value-type="float" office:value="1.01944444444444" calcext:value-type="float">
            <text:p>1.01944444444444</text:p>
          </table:table-cell>
          <table:table-cell table:formula="of:=[.E123]-[.F123]" office:value-type="float" office:value="36.7" calcext:value-type="float">
            <text:p>36.7</text:p>
          </table:table-cell>
          <table:table-cell table:formula="of:=[.F123]^3/[.Q123]" office:value-type="float" office:value="5.88555858310627" calcext:value-type="float">
            <text:p>5.885558583106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/>
          <table:table-cell table:formula="of:=([.E124]-[.F124])/[.F124]/[.F124]" office:value-type="float" office:value="0.313846595805803" calcext:value-type="float">
            <text:p>0.313846595805803</text:p>
          </table:table-cell>
          <table:table-cell table:formula="of:=[.E124]-[.F124]" office:value-type="float" office:value="43.7" calcext:value-type="float">
            <text:p>43.7</text:p>
          </table:table-cell>
          <table:table-cell table:formula="of:=[.F124]^3/[.Q124]" office:value-type="float" office:value="37.5979862700229" calcext:value-type="float">
            <text:p>37.597986270022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5]-[.F125])/[.F125]/[.F125]" office:value-type="float" office:value="0.0108917733309296" calcext:value-type="float">
            <text:p>0.0108917733309296</text:p>
          </table:table-cell>
          <table:table-cell table:formula="of:=[.E125]-[.F125]" office:value-type="float" office:value="29" calcext:value-type="float">
            <text:p>29</text:p>
          </table:table-cell>
          <table:table-cell table:formula="of:=[.F125]^3/[.Q125]" office:value-type="float" office:value="4737.52055172414" calcext:value-type="float">
            <text:p>4737.520551724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26]-[.F126])/[.F126]/[.F126]" office:value-type="float" office:value="0.0272006005728066" calcext:value-type="float">
            <text:p>0.0272006005728066</text:p>
          </table:table-cell>
          <table:table-cell table:formula="of:=[.E126]-[.F126]" office:value-type="float" office:value="52.9" calcext:value-type="float">
            <text:p>52.9</text:p>
          </table:table-cell>
          <table:table-cell table:formula="of:=[.F126]^3/[.Q126]" office:value-type="float" office:value="1621.287731569" calcext:value-type="float">
            <text:p>1621.28773156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27]-[.F127])/[.F127]/[.F127]" office:value-type="float" office:value="0.0151309222960776" calcext:value-type="float">
            <text:p>0.0151309222960776</text:p>
          </table:table-cell>
          <table:table-cell table:formula="of:=[.E127]-[.F127]" office:value-type="float" office:value="28.5" calcext:value-type="float">
            <text:p>28.5</text:p>
          </table:table-cell>
          <table:table-cell table:formula="of:=[.F127]^3/[.Q127]" office:value-type="float" office:value="2868.29838596491" calcext:value-type="float">
            <text:p>2868.2983859649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28]-[.F128])/[.F128]/[.F128]" office:value-type="float" office:value="0.0450879928714636" calcext:value-type="float">
            <text:p>0.0450879928714636</text:p>
          </table:table-cell>
          <table:table-cell table:formula="of:=[.E128]-[.F128]" office:value-type="float" office:value="50.6" calcext:value-type="float">
            <text:p>50.6</text:p>
          </table:table-cell>
          <table:table-cell table:formula="of:=[.F128]^3/[.Q128]" office:value-type="float" office:value="742.991600790514" calcext:value-type="float">
            <text:p>742.9916007905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29]-[.F129])/[.F129]/[.F129]" office:value-type="float" office:value="0.152442873374574" calcext:value-type="float">
            <text:p>0.152442873374574</text:p>
          </table:table-cell>
          <table:table-cell table:formula="of:=[.E129]-[.F129]" office:value-type="float" office:value="48.3" calcext:value-type="float">
            <text:p>48.3</text:p>
          </table:table-cell>
          <table:table-cell table:formula="of:=[.F129]^3/[.Q129]" office:value-type="float" office:value="116.765051759834" calcext:value-type="float">
            <text:p>116.76505175983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30]-[.F130])/[.F130]/[.F130]" office:value-type="float" office:value="0.0162552567899562" calcext:value-type="float">
            <text:p>0.0162552567899562</text:p>
          </table:table-cell>
          <table:table-cell table:formula="of:=[.E130]-[.F130]" office:value-type="float" office:value="26.4" calcext:value-type="float">
            <text:p>26.4</text:p>
          </table:table-cell>
          <table:table-cell table:formula="of:=[.F130]^3/[.Q130]" office:value-type="float" office:value="2479.19799242424" calcext:value-type="float">
            <text:p>2479.1979924242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31]-[.F131])/[.F131]/[.F131]" office:value-type="float" office:value="0.0431527206218564" calcext:value-type="float">
            <text:p>0.0431527206218564</text:p>
          </table:table-cell>
          <table:table-cell table:formula="of:=[.E131]-[.F131]" office:value-type="float" office:value="45.3" calcext:value-type="float">
            <text:p>45.3</text:p>
          </table:table-cell>
          <table:table-cell table:formula="of:=[.F131]^3/[.Q131]" office:value-type="float" office:value="750.821721854304" calcext:value-type="float">
            <text:p>750.8217218543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2]-[.F132])/[.F132]/[.F132]" office:value-type="float" office:value="0.0265599858934515" calcext:value-type="float">
            <text:p>0.0265599858934515</text:p>
          </table:table-cell>
          <table:table-cell table:formula="of:=[.E132]-[.F132]" office:value-type="float" office:value="48.2" calcext:value-type="float">
            <text:p>48.2</text:p>
          </table:table-cell>
          <table:table-cell table:formula="of:=[.F132]^3/[.Q132]" office:value-type="float" office:value="1603.91651452282" calcext:value-type="float">
            <text:p>1603.9165145228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3]-[.F133])/[.F133]/[.F133]" office:value-type="float" office:value="0.150367565159278" calcext:value-type="float">
            <text:p>0.150367565159278</text:p>
          </table:table-cell>
          <table:table-cell table:formula="of:=[.E133]-[.F133]" office:value-type="float" office:value="27" calcext:value-type="float">
            <text:p>27</text:p>
          </table:table-cell>
          <table:table-cell table:formula="of:=[.F133]^3/[.Q133]" office:value-type="float" office:value="89.114962962963" calcext:value-type="float">
            <text:p>89.11496296296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4]-[.F134])/[.F134]/[.F134]" office:value-type="float" office:value="0.178949525305649" calcext:value-type="float">
            <text:p>0.178949525305649</text:p>
          </table:table-cell>
          <table:table-cell table:formula="of:=[.E134]-[.F134]" office:value-type="float" office:value="26.2" calcext:value-type="float">
            <text:p>26.2</text:p>
          </table:table-cell>
          <table:table-cell table:formula="of:=[.F134]^3/[.Q134]" office:value-type="float" office:value="67.6168320610687" calcext:value-type="float">
            <text:p>67.616832061068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5]-[.F135])/[.F135]/[.F135]" office:value-type="float" office:value="1.6595041322314" calcext:value-type="float">
            <text:p>1.6595041322314</text:p>
          </table:table-cell>
          <table:table-cell table:formula="of:=[.E135]-[.F135]" office:value-type="float" office:value="50.2" calcext:value-type="float">
            <text:p>50.2</text:p>
          </table:table-cell>
          <table:table-cell table:formula="of:=[.F135]^3/[.Q135]" office:value-type="float" office:value="3.31424302788845" calcext:value-type="float">
            <text:p>3.3142430278884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36]-[.F136])/[.F136]/[.F136]" office:value-type="float" office:value="0.615286011857074" calcext:value-type="float">
            <text:p>0.615286011857074</text:p>
          </table:table-cell>
          <table:table-cell table:formula="of:=[.E136]-[.F136]" office:value-type="float" office:value="38.4" calcext:value-type="float">
            <text:p>38.4</text:p>
          </table:table-cell>
          <table:table-cell table:formula="of:=[.F136]^3/[.Q136]" office:value-type="float" office:value="12.8395572916667" calcext:value-type="float">
            <text:p>12.8395572916667</text:p>
          </table:table-cell>
          <table:table-cell table:number-columns-repeated="1006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262021-02092022" table:style-name="ta2">
        <table:table-column table:style-name="co1" table:default-cell-style-name="ce20"/>
        <table:table-column table:style-name="co8" table:default-cell-style-name="ce20"/>
        <table:table-column table:style-name="co9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5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table:number-columns-repeated="51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/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5.7" calcext:value-type="float">
            <text:p>25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 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0.7" calcext:value-type="float">
            <text:p>120.7</text:p>
          </table:table-cell>
          <table:table-cell table:style-name="ce20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, too many drops in a sample leads to coalescence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7.5" calcext:value-type="float">
            <text:p>127.5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5" calcext:value-type="float">
            <text:p>5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6" calcext:value-type="float">
            <text:p>6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75" calcext:value-type="float">
            <text:p>7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30" calcext:value-type="float">
            <text:p>3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75" calcext:value-type="float">
            <text:p>75</text:p>
          </table:table-cell>
          <table:table-cell table:style-name="ce20"/>
          <table:table-cell/>
          <table:table-cell office:value-type="float" office:value="0.16" calcext:value-type="float">
            <text:p>0.16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Contrast is not satisfactory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150" calcext:value-type="float">
            <text:p>15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9.7" calcext:value-type="float">
            <text:p>49.7</text:p>
          </table:table-cell>
          <table:table-cell table:style-name="ce20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Good motility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40" calcext:value-type="float">
            <text:p>4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4.9" calcext:value-type="float">
            <text:p>44.9</text:p>
          </table:table-cell>
          <table:table-cell table:style-name="ce20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Motility improves several minutes after centrifug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7.2" calcext:value-type="float">
            <text:p>47.2</text:p>
          </table:table-cell>
          <table:table-cell table:style-name="ce20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ad quality video, but droplet moves a lo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80.2" calcext:value-type="float">
            <text:p>80.2</text:p>
          </table:table-cell>
          <table:table-cell table:style-name="ce20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, 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8.3" calcext:value-type="float">
            <text:p>58.3</text:p>
          </table:table-cell>
          <table:table-cell table:style-name="ce20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nly half outer droplet is visible due to wetting 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86.1" calcext:value-type="float">
            <text:p>86.1</text:p>
          </table:table-cell>
          <table:table-cell table:style-name="ce20" office:value-type="float" office:value="13.7" calcext:value-type="float">
            <text:p>13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51" calcext:value-type="float">
            <text:p>5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/>
          <table:table-cell/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we find a very good boundary to image the double emulsions in x-z plan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Droplet sample overview, some tricks to create double emulsions in microscope specimen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55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28.7" calcext:value-type="float">
            <text:p>128.7</text:p>
          </table:table-cell>
          <table:table-cell table:style-name="ce20" office:value-type="float" office:value="12.1" calcext:value-type="float">
            <text:p>12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.will be impossible to track/ cut at 9000 fram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uspended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55.7" calcext:value-type="float">
            <text:p>155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No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2.5" calcext:value-type="float">
            <text:p>72.5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59.1" calcext:value-type="float">
            <text:p>159.1</text:p>
          </table:table-cell>
          <table:table-cell table:style-name="ce20" office:value-type="float" office:value="20.2" calcext:value-type="float">
            <text:p>20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34.9" calcext:value-type="float">
            <text:p>134.9</text:p>
          </table:table-cell>
          <table:table-cell table:style-name="ce20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4.6" calcext:value-type="float">
            <text:p>194.6</text:p>
          </table:table-cell>
          <table:table-cell table:style-name="ce20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 long video showing that the droplets are probably not suspended because of the flow. There is an attractive force between droplet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after more than 40 min, activity of bacteria may decreas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244.1*0.33" office:value-type="float" office:value="80.553" calcext:value-type="float">
            <text:p>80.553</text:p>
          </table:table-cell>
          <table:table-cell table:style-name="ce20" table:formula="of:=79*0.33" office:value-type="float" office:value="26.07" calcext:value-type="float">
            <text:p>26.0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377*0.33" office:value-type="float" office:value="124.41" calcext:value-type="float">
            <text:p>124.41</text:p>
          </table:table-cell>
          <table:table-cell table:style-name="ce20" table:formula="of:=43*0.33" office:value-type="float" office:value="14.19" calcext:value-type="float">
            <text:p>14.1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205*0.33" office:value-type="float" office:value="67.65" calcext:value-type="float">
            <text:p>67.65</text:p>
          </table:table-cell>
          <table:table-cell table:style-name="ce20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 scan over the whole sample to see the difference in activity across droplets of various siz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270*0.33" office:value-type="float" office:value="89.1" calcext:value-type="float">
            <text:p>89.1</text:p>
          </table:table-cell>
          <table:table-cell table:style-name="ce20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411*0.33" office:value-type="float" office:value="135.63" calcext:value-type="float">
            <text:p>135.63</text:p>
          </table:table-cell>
          <table:table-cell table:style-name="ce20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549*0.33" office:value-type="float" office:value="181.17" calcext:value-type="float">
            <text:p>181.17</text:p>
          </table:table-cell>
          <table:table-cell table:style-name="ce20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7.3" calcext:value-type="float">
            <text:p>157.3</text:p>
          </table:table-cell>
          <table:table-cell table:style-name="ce20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deform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43.3" calcext:value-type="float">
            <text:p>143.3</text:p>
          </table:table-cell>
          <table:table-cell table:style-name="ce20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rotat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47.4" calcext:value-type="float">
            <text:p>147.4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76.8" calcext:value-type="float">
            <text:p>176.8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table:number-columns-repeated="2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/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 slid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table:style-name="Default"/>
          <table:table-cell/>
          <table:table-cell table:style-name="ce20"/>
          <table:table-cell/>
          <table:table-cell table:style-name="ce20" office:value-type="string" calcext:value-type="string">
            <text:p>File corrupted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Quick scan, rotating back to horizontal plane, tracking ou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82.3" calcext:value-type="float">
            <text:p>182.3</text:p>
          </table:table-cell>
          <table:table-cell table:style-name="ce20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78.1" calcext:value-type="float">
            <text:p>178.1</text:p>
          </table:table-cell>
          <table:table-cell table:style-name="ce20" office:value-type="float" office:value="27.9" calcext:value-type="float">
            <text:p>27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2-09" calcext:value-type="date">
            <text:p>12/09/2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350*0.16" office:value-type="float" office:value="56" calcext:value-type="float">
            <text:p>56</text:p>
          </table:table-cell>
          <table:table-cell table:formula="of:=71*0.16" office:value-type="float" office:value="11.36" calcext:value-type="float">
            <text:p>11.3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32" calcext:value-type="float">
            <text:p>232</text:p>
          </table:table-cell>
          <table:table-cell table:number-columns-repeated="51"/>
        </table:table-row>
        <table:table-row table:style-name="ro1">
          <table:table-cell table:style-name="ce18" office:value-type="date" office:date-value="2022-01-17" calcext:value-type="date">
            <text:p>01/17/2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389*0.16" office:value-type="float" office:value="62.24" calcext:value-type="float">
            <text:p>62.24</text:p>
          </table:table-cell>
          <table:table-cell table:formula="of:=56*0.16" office:value-type="float" office:value="8.96" calcext:value-type="float">
            <text:p>8.9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273.5" calcext:value-type="float">
            <text:p>273.5</text:p>
          </table:table-cell>
          <table:table-cell table:number-columns-repeated="51"/>
        </table:table-row>
        <table:table-row table:style-name="ro1">
          <table:table-cell table:style-name="ce18" office:value-type="date" office:date-value="2022-01-24" calcext:value-type="date">
            <text:p>01/24/2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839*0.16" office:value-type="float" office:value="134.24" calcext:value-type="float">
            <text:p>134.24</text:p>
          </table:table-cell>
          <table:table-cell table:formula="of:=175*0.16" office:value-type="float" office:value="28" calcext:value-type="float">
            <text:p>2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481" calcext:value-type="float">
            <text:p>481</text:p>
          </table:table-cell>
          <table:table-cell table:number-columns-repeated="51"/>
        </table:table-row>
        <table:table-row table:style-name="ro1">
          <table:table-cell table:style-name="ce17" office:value-type="date" office:date-value="2022-02-02" calcext:value-type="date">
            <text:p>02/02/22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7" calcext:value-type="date">
            <text:p>02/07/22</text:p>
          </table:table-cell>
          <table:table-cell office:value-type="float" office:value="14" calcext:value-type="float">
            <text:p>14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8" calcext:value-type="date">
            <text:p>02/08/22</text:p>
          </table:table-cell>
          <table:table-cell office:value-type="float" office:value="76" calcext:value-type="float">
            <text:p>76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8" calcext:value-type="date">
            <text:p>02/08/22</text:p>
          </table:table-cell>
          <table:table-cell office:value-type="float" office:value="85" calcext:value-type="float">
            <text:p>85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8" calcext:value-type="date">
            <text:p>02/08/22</text:p>
          </table:table-cell>
          <table:table-cell office:value-type="float" office:value="94" calcext:value-type="float">
            <text:p>94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9" calcext:value-type="date">
            <text:p>02/09/22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9" calcext:value-type="date">
            <text:p>02/09/22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9" calcext:value-type="date">
            <text:p>02/09/22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9" calcext:value-type="date">
            <text:p>02/09/22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9" calcext:value-type="date">
            <text:p>02/09/22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 table:number-rows-repeated="10484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4082022_percoll" table:style-name="ta1">
        <office:forms form:automatic-focus="false" form:apply-design-mode="false"/>
        <table:table-column table:style-name="co7" table:default-cell-style-name="ce17"/>
        <table:table-column table:style-name="co7" table:number-columns-repeated="1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20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table:formula="of:=611*0.16" office:value-type="float" office:value="97.76" calcext:value-type="float">
            <text:p>97.76</text:p>
          </table:table-cell>
          <table:table-cell table:formula="of:=162*0.16" office:value-type="float" office:value="25.92" calcext:value-type="float">
            <text:p>25.9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2]-[.F2])/[.F2]^2" office:value-type="float" office:value="0.106929202865417" calcext:value-type="float">
            <text:p>0.106929202865417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8" calcext:value-type="float">
            <text:p>78</text:p>
          </table:table-cell>
          <table:table-cell table:formula="of:=296*0.16" office:value-type="float" office:value="47.36" calcext:value-type="float">
            <text:p>47.36</text:p>
          </table:table-cell>
          <table:table-cell table:formula="of:=155*0.16" office:value-type="float" office:value="24.8" calcext:value-type="float">
            <text:p>24.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3]-[.F3])/[.F3]^2" office:value-type="float" office:value="0.0366805411030177" calcext:value-type="float">
            <text:p>0.0366805411030177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8" calcext:value-type="float">
            <text:p>78</text:p>
          </table:table-cell>
          <table:table-cell table:formula="of:=465*0.16" office:value-type="float" office:value="74.4" calcext:value-type="float">
            <text:p>74.4</text:p>
          </table:table-cell>
          <table:table-cell table:formula="of:=359*0.16" office:value-type="float" office:value="57.44" calcext:value-type="float">
            <text:p>57.44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4]-[.F4])/[.F4]^2" office:value-type="float" office:value="0.00514040083487869" calcext:value-type="float">
            <text:p>0.00514040083487869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356*0.16" office:value-type="float" office:value="56.96" calcext:value-type="float">
            <text:p>56.96</text:p>
          </table:table-cell>
          <table:table-cell table:formula="of:=41*0.16" office:value-type="float" office:value="6.56" calcext:value-type="float">
            <text:p>6.5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5]-[.F5])/[.F5]^2" office:value-type="float" office:value="1.17117787031529" calcext:value-type="float">
            <text:p>1.17117787031529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178*0.16" office:value-type="float" office:value="28.48" calcext:value-type="float">
            <text:p>28.48</text:p>
          </table:table-cell>
          <table:table-cell table:formula="of:=37*0.16" office:value-type="float" office:value="5.92" calcext:value-type="float">
            <text:p>5.9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6]-[.F6])/[.F6]^2" office:value-type="float" office:value="0.643718042366691" calcext:value-type="float">
            <text:p>0.643718042366691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1208*0.16" office:value-type="float" office:value="193.28" calcext:value-type="float">
            <text:p>193.28</text:p>
          </table:table-cell>
          <table:table-cell table:formula="of:=97*0.16" office:value-type="float" office:value="15.52" calcext:value-type="float">
            <text:p>15.5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7]-[.F7])/[.F7]^2" office:value-type="float" office:value="0.73799022212775" calcext:value-type="float">
            <text:p>0.73799022212775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552*0.16" office:value-type="float" office:value="88.32" calcext:value-type="float">
            <text:p>88.32</text:p>
          </table:table-cell>
          <table:table-cell table:formula="of:=83*0.16" office:value-type="float" office:value="13.28" calcext:value-type="float">
            <text:p>13.2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8]-[.F8])/[.F8]^2" office:value-type="float" office:value="0.425497169400494" calcext:value-type="float">
            <text:p>0.425497169400494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316*0.16" office:value-type="float" office:value="50.56" calcext:value-type="float">
            <text:p>50.56</text:p>
          </table:table-cell>
          <table:table-cell table:formula="of:=56*0.16" office:value-type="float" office:value="8.96" calcext:value-type="float">
            <text:p>8.9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9]-[.F9])/[.F9]^2" office:value-type="float" office:value="0.518176020408163" calcext:value-type="float">
            <text:p>0.518176020408163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table:formula="of:=1058*0.16" office:value-type="float" office:value="169.28" calcext:value-type="float">
            <text:p>169.28</text:p>
          </table:table-cell>
          <table:table-cell table:formula="of:=179*0.16" office:value-type="float" office:value="28.64" calcext:value-type="float">
            <text:p>28.64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0]-[.F10])/[.F10]^2" office:value-type="float" office:value="0.171460004369402" calcext:value-type="float">
            <text:p>0.171460004369402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" calcext:value-type="float">
            <text:p>68</text:p>
          </table:table-cell>
          <table:table-cell table:formula="of:=299*0.16" office:value-type="float" office:value="47.84" calcext:value-type="float">
            <text:p>47.84</text:p>
          </table:table-cell>
          <table:table-cell table:formula="of:=198*0.16" office:value-type="float" office:value="31.68" calcext:value-type="float">
            <text:p>31.6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1]-[.F11])/[.F11]^2" office:value-type="float" office:value="0.016101673298643" calcext:value-type="float">
            <text:p>0.016101673298643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9.9" calcext:value-type="float">
            <text:p>49.9</text:p>
          </table:table-cell>
          <table:table-cell office:value-type="float" office:value="4.5" calcext:value-type="float">
            <text:p>4.5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2]-[.F12])/[.F12]^2" office:value-type="float" office:value="2.24197530864198" calcext:value-type="float">
            <text:p>2.24197530864198</text:p>
          </table:table-cell>
        </table:table-row>
      </table:table>
      <table:table table:name="before10262021" table:style-name="ta1">
        <office:forms form:automatic-focus="false" form:apply-design-mode="false"/>
        <table:table-column table:style-name="co7" table:default-cell-style-name="ce17"/>
        <table:table-column table:style-name="co10" table:default-cell-style-name="Default"/>
        <table:table-column table:style-name="co7" table:number-columns-repeated="8" table:default-cell-style-name="Default"/>
        <table:table-column table:style-name="co11" table:default-cell-style-name="Default"/>
        <table:table-column table:style-name="co7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20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Video# in main</text:p>
          </table:table-cell>
          <table:table-cell table:number-columns-repeated="1010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2021-07-13_17h17m24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.5" calcext:value-type="float">
            <text:p>100.5</text:p>
          </table:table-cell>
          <table:table-cell office:value-type="float" office:value="34.5" calcext:value-type="float">
            <text:p>34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4m06s-mttr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5m35s-m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5" calcext:value-type="float">
            <text:p>69.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7m01s-m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2" calcext:value-type="float">
            <text:p>69.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8m21s-m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3" calcext:value-type="float">
            <text:p>69.3</text:p>
          </table:table-cell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9m43s-m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2" calcext:value-type="float">
            <text:p>65.2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1m0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5" calcext:value-type="float">
            <text:p>65.5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2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7" calcext:value-type="float">
            <text:p>67.7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4m2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6" calcext:value-type="float">
            <text:p>67.6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5" calcext:value-type="float">
            <text:p>515</text:p>
          </table:table-cell>
          <table:table-cell office:value-type="float" office:value="513" calcext:value-type="float">
            <text:p>513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5m47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1" calcext:value-type="float">
            <text:p>65.1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2m4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1.7" calcext:value-type="float">
            <text:p>71.7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3m54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8" calcext:value-type="float">
            <text:p>65.8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1" calcext:value-type="float">
            <text:p>521</text:p>
          </table:table-cell>
          <table:table-cell office:value-type="float" office:value="516" calcext:value-type="float">
            <text:p>516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4m5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.4" calcext:value-type="float">
            <text:p>66.4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7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8.9" calcext:value-type="float">
            <text:p>68.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0m22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8" calcext:value-type="float">
            <text:p>70.8</text:p>
          </table:table-cell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1m25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1" calcext:value-type="float">
            <text:p>70.1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2021-07-21_16h41m52s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0.4" calcext:value-type="float">
            <text:p>50.4</text:p>
          </table:table-cell>
          <table:table-cell office:value-type="float" office:value="11.1" calcext:value-type="float">
            <text:p>11.1</text:p>
          </table:table-cell>
          <table:table-cell office:value-type="float" office:value="0.16" calcext:value-type="float">
            <text:p>0.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226.25" calcext:value-type="float">
            <text:p>226.25</text:p>
          </table:table-cell>
          <table:table-cell office:value-type="float" office:value="183.75" calcext:value-type="float">
            <text:p>183.75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2m08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9.6" calcext:value-type="float">
            <text:p>89.6</text:p>
          </table:table-cell>
          <table:table-cell office:value-type="float" office:value="48.5" calcext:value-type="float">
            <text:p>48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7" calcext:value-type="float">
            <text:p>497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7m16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5.5" calcext:value-type="float">
            <text:p>85.5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1m05s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0.1" calcext:value-type="float">
            <text:p>80.1</text:p>
          </table:table-cell>
          <table:table-cell office:value-type="float" office:value="38.2" calcext:value-type="float">
            <text:p>38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88" calcext:value-type="float">
            <text:p>488</text:p>
          </table:table-cell>
          <table:table-cell office:value-type="float" office:value="569" calcext:value-type="float">
            <text:p>569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2" calcext:value-type="date">
            <text:p>08/12/21</text:p>
          </table:table-cell>
          <table:table-cell table:style-name="ce22" office:value-type="string" calcext:value-type="string">
            <text:p>2021-08-12_16h44m01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0.2" calcext:value-type="float">
            <text:p>90.2</text:p>
          </table:table-cell>
          <table:table-cell table:style-name="ce22" office:value-type="float" office:value="35.5" calcext:value-type="float">
            <text:p>35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7m32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06.8" calcext:value-type="float">
            <text:p>106.8</text:p>
          </table:table-cell>
          <table:table-cell office:value-type="float" office:value="39.9" calcext:value-type="float">
            <text:p>39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53m13s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7.8" calcext:value-type="float">
            <text:p>67.8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28m24s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8.9" calcext:value-type="float">
            <text:p>108.9</text:p>
          </table:table-cell>
          <table:table-cell office:value-type="float" office:value="29.8" calcext:value-type="float">
            <text:p>29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6" calcext:value-type="float">
            <text:p>516</text:p>
          </table:table-cell>
          <table:table-cell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1m03s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9.4" calcext:value-type="float">
            <text:p>109.4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4m17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5.1" calcext:value-type="float">
            <text:p>115.1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8m55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1.1" calcext:value-type="float">
            <text:p>101.1</text:p>
          </table:table-cell>
          <table:table-cell office:value-type="float" office:value="37.6" calcext:value-type="float">
            <text:p>37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5" calcext:value-type="float">
            <text:p>49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50m58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2.9" calcext:value-type="float">
            <text:p>82.9</text:p>
          </table:table-cell>
          <table:table-cell office:value-type="float" office:value="36.1" calcext:value-type="float">
            <text:p>36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30" calcext:value-type="float">
            <text:p>530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5h56m31s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36.8" calcext:value-type="float">
            <text:p>36.8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02m57s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.3" calcext:value-type="float">
            <text:p>30.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59" calcext:value-type="float">
            <text:p>559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05m45s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.5" calcext:value-type="float">
            <text:p>80.5</text:p>
          </table:table-cell>
          <table:table-cell table:style-name="ce22" office:value-type="float" office:value="25.7" calcext:value-type="float">
            <text:p>25.7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509" calcext:value-type="float">
            <text:p>509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08m55s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9.6" calcext:value-type="float">
            <text:p>59.6</text:p>
          </table:table-cell>
          <table:table-cell office:value-type="float" office:value="21.5" calcext:value-type="float">
            <text:p>2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32" calcext:value-type="float">
            <text:p>53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2m54s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0" calcext:value-type="float">
            <text:p>520</text:p>
          </table:table-cell>
          <table:table-cell office:value-type="float" office:value="535" calcext:value-type="float">
            <text:p>535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5m21s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9.2" calcext:value-type="float">
            <text:p>99.2</text:p>
          </table:table-cell>
          <table:table-cell office:value-type="float" office:value="27.3" calcext:value-type="float">
            <text:p>27.3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28" calcext:value-type="float">
            <text:p>528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20m05s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1.1" calcext:value-type="float">
            <text:p>91.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534" calcext:value-type="float">
            <text:p>534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22m52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3.5" calcext:value-type="float">
            <text:p>93.5</text:p>
          </table:table-cell>
          <table:table-cell table:style-name="ce22" office:value-type="float" office:value="28.2" calcext:value-type="float">
            <text:p>28.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544" calcext:value-type="float">
            <text:p>544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26m25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7.8" calcext:value-type="float">
            <text:p>87.8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19" calcext:value-type="float">
            <text:p>519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35m25s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8.1" calcext:value-type="float">
            <text:p>108.1</text:p>
          </table:table-cell>
          <table:table-cell office:value-type="float" office:value="33.5" calcext:value-type="float">
            <text:p>33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1" calcext:value-type="float">
            <text:p>501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</table:table>
      <table:table table:name="Cristian-Chile" table:style-name="ta1">
        <table:table-column table:style-name="co7" table:default-cell-style-name="Default"/>
        <table:table-column table:style-name="co12" table:default-cell-style-name="Default"/>
        <table:table-column table:style-name="co7" table:number-columns-repeated="1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20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/>
          <table:table-cell office:value-type="string" calcext:value-type="string">
            <text:p>experimento201020_DE_60x_od61_70fps_exp_002.csv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2]-[.F2])/[.F2]/[.F2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201020_DE_60x_od83_70fps_exp_4_002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3]-[.F3])/[.F3]/[.F3]" office:value-type="float" office:value="0.615286011857074" calcext:value-type="float">
            <text:p>0.615286011857074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2_100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]-[.F4])/[.F4]/[.F4]" office:value-type="float" office:value="0.351646660510926" calcext:value-type="float">
            <text:p>0.351646660510926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300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5]-[.F5])/[.F5]/[.F5]" office:value-type="float" office:value="0.235416666666667" calcext:value-type="float">
            <text:p>0.235416666666667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]-[.F6])/[.F6]/[.F6]" office:value-type="float" office:value="0.292013527575442" calcext:value-type="float">
            <text:p>0.292013527575442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]-[.F7])/[.F7]/[.F7]" office:value-type="float" office:value="0.2764892578125" calcext:value-type="float">
            <text:p>0.2764892578125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2_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]-[.F8])/[.F8]/[.F8]" office:value-type="float" office:value="0.0472498868266184" calcext:value-type="float">
            <text:p>0.0472498868266184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3_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9]-[.F9])/[.F9]/[.F9]" office:value-type="float" office:value="0.0429423282306871" calcext:value-type="float">
            <text:p>0.0429423282306871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1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0]-[.F10])/[.F10]/[.F10]" office:value-type="float" office:value="0.120466487248494" calcext:value-type="float">
            <text:p>0.120466487248494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2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1]-[.F11])/[.F11]/[.F11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3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12]-[.F12])/[.F12]/[.F12]" office:value-type="float" office:value="0.120415224913495" calcext:value-type="float">
            <text:p>0.120415224913495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4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13]-[.F13])/[.F13]/[.F13]" office:value-type="float" office:value="0.65843621399177" calcext:value-type="float">
            <text:p>0.65843621399177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2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14]-[.F14])/[.F14]/[.F14]" office:value-type="float" office:value="0.105555555555556" calcext:value-type="float">
            <text:p>0.105555555555556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3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15]-[.F15])/[.F15]/[.F15]" office:value-type="float" office:value="0.502676977989292" calcext:value-type="float">
            <text:p>0.502676977989292</text:p>
          </table:table-cell>
        </table:table-row>
        <table:table-row table:style-name="ro1">
          <table:table-cell/>
          <table:table-cell office:value-type="string" calcext:value-type="string">
            <text:p>experimentoDE_60x_70fps_OD_50_exp005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16]-[.F16])/[.F16]/[.F16]" office:value-type="float" office:value="0.0713860797144557" calcext:value-type="float">
            <text:p>0.0713860797144557</text:p>
          </table:table-cell>
        </table:table-row>
        <table:table-row table:style-name="ro1">
          <table:table-cell/>
          <table:table-cell office:value-type="string" calcext:value-type="string">
            <text:p>experimentoDE_60x_70fps_OD_80_00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17]-[.F17])/[.F17]/[.F17]" office:value-type="float" office:value="0.161078238001315" calcext:value-type="float">
            <text:p>0.161078238001315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3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8]-[.F18])/[.F18]/[.F18]" office:value-type="float" office:value="1.248" calcext:value-type="float">
            <text:p>1.24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4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9]-[.F19])/[.F19]/[.F19]" office:value-type="float" office:value="0.089319530362328" calcext:value-type="float">
            <text:p>0.08931953036232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exp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0]-[.F20])/[.F20]/[.F20]" office:value-type="float" office:value="0.241965973534972" calcext:value-type="float">
            <text:p>0.241965973534972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21]-[.F21])/[.F21]/[.F21]" office:value-type="float" office:value="0.0871255131452529" calcext:value-type="float">
            <text:p>0.0871255131452529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1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22]-[.F22])/[.F22]/[.F22]" office:value-type="float" office:value="0.360434007134364" calcext:value-type="float">
            <text:p>0.360434007134364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2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3]-[.F23])/[.F23]/[.F23]" office:value-type="float" office:value="0.335250942273358" calcext:value-type="float">
            <text:p>0.335250942273358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3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24]-[.F24])/[.F24]/[.F24]" office:value-type="float" office:value="0.38775837205576" calcext:value-type="float">
            <text:p>0.38775837205576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_exp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25]-[.F25])/[.F25]/[.F25]" office:value-type="float" office:value="0.110534409842368" calcext:value-type="float">
            <text:p>0.110534409842368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exp002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26]-[.F26])/[.F26]/[.F26]" office:value-type="float" office:value="0.54412321676556" calcext:value-type="float">
            <text:p>0.54412321676556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2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27]-[.F27])/[.F27]/[.F27]" office:value-type="float" office:value="0.0282728195791464" calcext:value-type="float">
            <text:p>0.0282728195791464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3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28]-[.F28])/[.F28]/[.F28]" office:value-type="float" office:value="0.374248162174204" calcext:value-type="float">
            <text:p>0.374248162174204</text:p>
          </table:table-cell>
        </table:table-row>
        <table:table-row table:style-name="ro1">
          <table:table-cell/>
          <table:table-cell office:value-type="string" calcext:value-type="string">
            <text:p>experimentoDE_60x_tubo1_OD_70_70fps_exp001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29]-[.F29])/[.F29]/[.F29]" office:value-type="float" office:value="0.16415489893596" calcext:value-type="float">
            <text:p>0.1641548989359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30]-[.F30])/[.F30]/[.F30]" office:value-type="float" office:value="0.0505301010602021" calcext:value-type="float">
            <text:p>0.050530101060202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1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31]-[.F31])/[.F31]/[.F31]" office:value-type="float" office:value="0.0770402221625011" calcext:value-type="float">
            <text:p>0.077040222162501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2</text:p>
          </table:table-cell>
          <table:table-cell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32]-[.F32])/[.F32]/[.F32]" office:value-type="float" office:value="0.0620408163265306" calcext:value-type="float">
            <text:p>0.062040816326530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4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33]-[.F33])/[.F33]/[.F33]" office:value-type="float" office:value="0.065356721200877" calcext:value-type="float">
            <text:p>0.06535672120087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34]-[.F34])/[.F34]/[.F34]" office:value-type="float" office:value="0.445362718089991" calcext:value-type="float">
            <text:p>0.445362718089991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1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35]-[.F35])/[.F35]/[.F35]" office:value-type="float" office:value="1.18655692729767" calcext:value-type="float">
            <text:p>1.1865569272976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2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36]-[.F36])/[.F36]/[.F36]" office:value-type="float" office:value="0.222050754458162" calcext:value-type="float">
            <text:p>0.222050754458162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37]-[.F37])/[.F37]/[.F37]" office:value-type="float" office:value="0.115645449137418" calcext:value-type="float">
            <text:p>0.115645449137418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1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38]-[.F38])/[.F38]/[.F38]" office:value-type="float" office:value="0.0260800352249826" calcext:value-type="float">
            <text:p>0.0260800352249826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2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39]-[.F39])/[.F39]/[.F39]" office:value-type="float" office:value="0.141049382716049" calcext:value-type="float">
            <text:p>0.1410493827160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</text:p>
          </table:table-cell>
          <table:table-cell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40]-[.F40])/[.F40]/[.F40]" office:value-type="float" office:value="0.226548885283336" calcext:value-type="float">
            <text:p>0.226548885283336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1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41]-[.F41])/[.F41]/[.F41]" office:value-type="float" office:value="0.214248614958449" calcext:value-type="float">
            <text:p>0.2142486149584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2</text:p>
          </table:table-cell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42]-[.F42])/[.F42]/[.F42]" office:value-type="float" office:value="0.11966110577343" calcext:value-type="float">
            <text:p>0.11966110577343</text:p>
          </table:table-cell>
        </table:table-row>
        <table:table-row table:style-name="ro1">
          <table:table-cell/>
          <table:table-cell office:value-type="string" calcext:value-type="string">
            <text:p>experimentoDE_OD10_211220_50fps_exp_1001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43]-[.F43])/[.F43]/[.F43]" office:value-type="float" office:value="0.16101108033241" calcext:value-type="float">
            <text:p>0.16101108033241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</text:p>
          </table:table-cell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44]-[.F44])/[.F44]/[.F44]" office:value-type="float" office:value="0.272338910644357" calcext:value-type="float">
            <text:p>0.27233891064435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1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45]-[.F45])/[.F45]/[.F45]" office:value-type="float" office:value="0.632086167800453" calcext:value-type="float">
            <text:p>0.63208616780045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2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46]-[.F46])/[.F46]/[.F46]" office:value-type="float" office:value="0.564833927566147" calcext:value-type="float">
            <text:p>0.56483392756614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3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47]-[.F47])/[.F47]/[.F47]" office:value-type="float" office:value="0.029248716117403" calcext:value-type="float">
            <text:p>0.02924871611740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4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48]-[.F48])/[.F48]/[.F48]" office:value-type="float" office:value="0.406574394463668" calcext:value-type="float">
            <text:p>0.406574394463668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5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9]-[.F49])/[.F49]/[.F49]" office:value-type="float" office:value="0.0117896270452127" calcext:value-type="float">
            <text:p>0.01178962704521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2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50]-[.F50])/[.F50]/[.F50]" office:value-type="float" office:value="0.334141274238227" calcext:value-type="float">
            <text:p>0.3341412742382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4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51]-[.F51])/[.F51]/[.F51]" office:value-type="float" office:value="0.4753282028067" calcext:value-type="float">
            <text:p>0.475328202806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5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52]-[.F52])/[.F52]/[.F52]" office:value-type="float" office:value="0.0327449282998984" calcext:value-type="float">
            <text:p>0.0327449282998984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6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53]-[.F53])/[.F53]/[.F53]" office:value-type="float" office:value="0.329938557360492" calcext:value-type="float">
            <text:p>0.329938557360492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6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54]-[.F54])/[.F54]/[.F54]" office:value-type="float" office:value="0.403579254930606" calcext:value-type="float">
            <text:p>0.403579254930606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8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55]-[.F55])/[.F55]/[.F55]" office:value-type="float" office:value="0.227265472884548" calcext:value-type="float">
            <text:p>0.22726547288454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56]-[.F56])/[.F56]/[.F56]" office:value-type="float" office:value="0.0412041603715866" calcext:value-type="float">
            <text:p>0.0412041603715866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1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57]-[.F57])/[.F57]/[.F57]" office:value-type="float" office:value="0.160484642363694" calcext:value-type="float">
            <text:p>0.160484642363694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2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58]-[.F58])/[.F58]/[.F58]" office:value-type="float" office:value="0.10501995379122" calcext:value-type="float">
            <text:p>0.105019953791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3</text:p>
          </table:table-cell>
          <table:table-cell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59]-[.F59])/[.F59]/[.F59]" office:value-type="float" office:value="0.189230103806228" calcext:value-type="float">
            <text:p>0.18923010380622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4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60]-[.F60])/[.F60]/[.F60]" office:value-type="float" office:value="0.0134984333045822" calcext:value-type="float">
            <text:p>0.01349843330458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6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61]-[.F61])/[.F61]/[.F61]" office:value-type="float" office:value="0.0792797635044343" calcext:value-type="float">
            <text:p>0.0792797635044343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7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62]-[.F62])/[.F62]/[.F62]" office:value-type="float" office:value="0.0153770772085653" calcext:value-type="float">
            <text:p>0.0153770772085653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63]-[.F63])/[.F63]/[.F63]" office:value-type="float" office:value="0.0682397959183674" calcext:value-type="float">
            <text:p>0.0682397959183674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1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64]-[.F64])/[.F64]/[.F64]" office:value-type="float" office:value="0.0275385656608089" calcext:value-type="float">
            <text:p>0.0275385656608089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2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65]-[.F65])/[.F65]/[.F65]" office:value-type="float" office:value="0.0268122371822075" calcext:value-type="float">
            <text:p>0.0268122371822075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3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66]-[.F66])/[.F66]/[.F66]" office:value-type="float" office:value="0.00585864015049718" calcext:value-type="float">
            <text:p>0.00585864015049718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67]-[.F67])/[.F67]/[.F67]" office:value-type="float" office:value="0.0171914059580264" calcext:value-type="float">
            <text:p>0.017191405958026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2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68]-[.F68])/[.F68]/[.F68]" office:value-type="float" office:value="1.01944444444444" calcext:value-type="float">
            <text:p>1.0194444444444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3</text:p>
          </table:table-cell>
          <table:table-cell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69]-[.F69])/[.F69]/[.F69]" office:value-type="float" office:value="0.313846595805803" calcext:value-type="float">
            <text:p>0.313846595805803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</text:p>
          </table:table-cell>
          <table:table-cell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70]-[.F70])/[.F70]/[.F70]" office:value-type="float" office:value="0.0108917733309296" calcext:value-type="float">
            <text:p>0.010891773330929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1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71]-[.F71])/[.F71]/[.F71]" office:value-type="float" office:value="0.0272006005728066" calcext:value-type="float">
            <text:p>0.027200600572806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3</text:p>
          </table:table-cell>
          <table:table-cell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72]-[.F72])/[.F72]/[.F72]" office:value-type="float" office:value="0.0151309222960776" calcext:value-type="float">
            <text:p>0.015130922296077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4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73]-[.F73])/[.F73]/[.F73]" office:value-type="float" office:value="0.0450879928714636" calcext:value-type="float">
            <text:p>0.0450879928714636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</text:p>
          </table:table-cell>
          <table:table-cell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74]-[.F74])/[.F74]/[.F74]" office:value-type="float" office:value="0.152442873374574" calcext:value-type="float">
            <text:p>0.15244287337457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1</text:p>
          </table:table-cell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75]-[.F75])/[.F75]/[.F75]" office:value-type="float" office:value="0.0162552567899562" calcext:value-type="float">
            <text:p>0.0162552567899562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2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76]-[.F76])/[.F76]/[.F76]" office:value-type="float" office:value="0.0431527206218564" calcext:value-type="float">
            <text:p>0.043152720621856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3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77]-[.F77])/[.F77]/[.F77]" office:value-type="float" office:value="0.0265599858934515" calcext:value-type="float">
            <text:p>0.0265599858934515</text:p>
          </table:table-cell>
        </table:table-row>
        <table:table-row table:style-name="ro1">
          <table:table-cell/>
          <table:table-cell office:value-type="string" calcext:value-type="string">
            <text:p>experimentoVideos_2020DE_60x_70fps_OD_17_exp002</text:p>
          </table:table-cell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78]-[.F78])/[.F78]/[.F78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61_70fps_exp_002.mat</text:p>
          </table:table-cell>
          <table:table-cell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79]-[.F79])/[.F79]/[.F79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</text:p>
          </table:table-cell>
          <table:table-cell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80]-[.F80])/[.F80]/[.F80]" office:value-type="float" office:value="1.6595041322314" calcext:value-type="float">
            <text:p>1.6595041322314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002</text:p>
          </table:table-cell>
          <table:table-cell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81]-[.F81])/[.F81]/[.F81]" office:value-type="float" office:value="0.615286011857074" calcext:value-type="float">
            <text:p>0.615286011857074</text:p>
          </table:table-cell>
        </table:table-row>
      </table:table>
      <table:table table:name="combine" table:style-name="ta1">
        <table:table-column table:style-name="co1" table:default-cell-style-name="ce20"/>
        <table:table-column table:style-name="co13" table:default-cell-style-name="ce20"/>
        <table:table-column table:style-name="co9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2" calcext:value-type="date">
            <text:p>08/12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0.2" calcext:value-type="float">
            <text:p>90.2</text:p>
          </table:table-cell>
          <table:table-cell table:style-name="ce22" office:value-type="float" office:value="35.5" calcext:value-type="float">
            <text:p>35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514" calcext:value-type="float">
            <text:p>5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36.8" calcext:value-type="float">
            <text:p>36.8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514" calcext:value-type="float">
            <text:p>5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.3" calcext:value-type="float">
            <text:p>30.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59" calcext:value-type="float">
            <text:p>5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.5" calcext:value-type="float">
            <text:p>80.5</text:p>
          </table:table-cell>
          <table:table-cell table:style-name="ce22" office:value-type="float" office:value="25.7" calcext:value-type="float">
            <text:p>25.7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509" calcext:value-type="float">
            <text:p>5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1.1" calcext:value-type="float">
            <text:p>91.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534" calcext:value-type="float">
            <text:p>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3.5" calcext:value-type="float">
            <text:p>93.5</text:p>
          </table:table-cell>
          <table:table-cell table:style-name="ce22" office:value-type="float" office:value="28.2" calcext:value-type="float">
            <text:p>28.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544" calcext:value-type="float">
            <text:p>5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1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0.7" calcext:value-type="float">
            <text:p>120.7</text:p>
          </table:table-cell>
          <table:table-cell table:style-name="ce20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, too many drops in a sample leads to coalesce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table:formula="of:=([.E11]-[.F11])/[.F11]/[.F11]" office:value-type="float" office:value="0.28498642255256" calcext:value-type="float">
            <text:p>0.2849864225525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7.5" calcext:value-type="float">
            <text:p>127.5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2]-[.F12])/[.F12]/[.F12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9.7" calcext:value-type="float">
            <text:p>49.7</text:p>
          </table:table-cell>
          <table:table-cell table:style-name="ce20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Good motility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3]-[.F13])/[.F13]/[.F13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4.9" calcext:value-type="float">
            <text:p>44.9</text:p>
          </table:table-cell>
          <table:table-cell table:style-name="ce20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4]-[.F14])/[.F14]/[.F14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7.2" calcext:value-type="float">
            <text:p>47.2</text:p>
          </table:table-cell>
          <table:table-cell table:style-name="ce20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5]-[.F15])/[.F15]/[.F15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80.2" calcext:value-type="float">
            <text:p>80.2</text:p>
          </table:table-cell>
          <table:table-cell table:style-name="ce20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6]-[.F16])/[.F16]/[.F16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, 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7]-[.F17])/[.F17]/[.F17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8.3" calcext:value-type="float">
            <text:p>58.3</text:p>
          </table:table-cell>
          <table:table-cell table:style-name="ce20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8]-[.F18])/[.F18]/[.F18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9]-[.F19])/[.F19]/[.F19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02" calcext:value-type="date">
            <text:p>11/02/2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36" calcext:value-type="float">
            <text:p>36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86.1" calcext:value-type="float">
            <text:p>86.1</text:p>
          </table:table-cell>
          <table:table-cell table:style-name="ce15" office:value-type="float" office:value="13.7" calcext:value-type="float">
            <text:p>13.7</text:p>
          </table:table-cell>
          <table:table-cell table:style-name="ce15" office:value-type="float" office:value="0.11" calcext:value-type="float">
            <text:p>0.11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inner droplet pops out</text:p>
          </table:table-cell>
          <table:table-cell table:style-name="ce22" table:number-columns-repeated="4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1" calcext:value-type="float">
            <text:p>11</text:p>
          </table:table-cell>
          <table:table-cell table:formula="of:=([.E20]-[.F20])/[.F20]/[.F20]" office:value-type="float" office:value="0.385742447653045" calcext:value-type="float">
            <text:p>0.385742447653045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1]-[.F21])/[.F21]/[.F21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2]-[.F22])/[.F22]/[.F22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3]-[.F23])/[.F23]/[.F23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4]-[.F24])/[.F24]/[.F24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5]-[.F25])/[.F25]/[.F25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26]-[.F26])/[.F26]/[.F26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7]-[.F27])/[.F27]/[.F27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8]-[.F28])/[.F28]/[.F28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9]-[.F29])/[.F29]/[.F29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30]-[.F30])/[.F30]/[.F30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1]-[.F31])/[.F31]/[.F31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uspend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2]-[.F32])/[.F32]/[.F32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55.7" calcext:value-type="float">
            <text:p>155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3]-[.F33])/[.F33]/[.F33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5]-[.F35])/[.F35]/[.F35]" office:value-type="float" office:value="0.477159288194444" calcext:value-type="float">
            <text:p>0.47715928819444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2.5" calcext:value-type="float">
            <text:p>72.5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6]-[.F36])/[.F36]/[.F36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7]-[.F37])/[.F37]/[.F37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8]-[.F38])/[.F38]/[.F38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34.9" calcext:value-type="float">
            <text:p>134.9</text:p>
          </table:table-cell>
          <table:table-cell table:style-name="ce20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39]-[.F39])/[.F39]/[.F39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([.E40]-[.F40])/[.F40]/[.F40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4.6" calcext:value-type="float">
            <text:p>194.6</text:p>
          </table:table-cell>
          <table:table-cell table:style-name="ce20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1]-[.F41])/[.F41]/[.F41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([.E42]-[.F42])/[.F42]/[.F42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10" calcext:value-type="date">
            <text:p>11/10/2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1" calcext:value-type="float">
            <text:p>61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formula="of:=244.1*0.33" office:value-type="float" office:value="80.553" calcext:value-type="float">
            <text:p>80.553</text:p>
          </table:table-cell>
          <table:table-cell table:style-name="ce15" table:formula="of:=79*0.33" office:value-type="float" office:value="26.07" calcext:value-type="float">
            <text:p>26.07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coalescence, not good</text:p>
          </table:table-cell>
          <table:table-cell table:style-name="ce22" table:number-columns-repeated="6"/>
          <table:table-cell table:formula="of:=([.E43]-[.F43])/[.F43]/[.F43]" office:value-type="float" office:value="0.080163920894573" calcext:value-type="float">
            <text:p>0.080163920894573</text:p>
          </table:table-cell>
          <table:table-cell table:style-name="ce22" table:number-columns-repeated="1006"/>
        </table:table-row>
        <table:table-row table:style-name="ro1">
          <table:table-cell table:style-name="ce11" office:value-type="date" office:date-value="2021-11-10" calcext:value-type="date">
            <text:p>11/10/21</text:p>
          </table:table-cell>
          <table:table-cell table:style-name="ce15" office:value-type="float" office:value="5" calcext:value-type="float">
            <text:p>5</text:p>
          </table:table-cell>
          <table:table-cell table:style-name="ce22" office:value-type="float" office:value="62" calcext:value-type="float">
            <text:p>62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formula="of:=377*0.33" office:value-type="float" office:value="124.41" calcext:value-type="float">
            <text:p>124.41</text:p>
          </table:table-cell>
          <table:table-cell table:style-name="ce15" table:formula="of:=43*0.33" office:value-type="float" office:value="14.19" calcext:value-type="float">
            <text:p>14.19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coalescence, not good</text:p>
          </table:table-cell>
          <table:table-cell table:style-name="ce22" table:number-columns-repeated="4"/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16" calcext:value-type="float">
            <text:p>16</text:p>
          </table:table-cell>
          <table:table-cell table:formula="of:=([.E44]-[.F44])/[.F44]/[.F44]" office:value-type="float" office:value="0.547388432731862" calcext:value-type="float">
            <text:p>0.547388432731862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20" office:value-type="float" office:value="25" calcext:value-type="float">
            <text:p>25</text:p>
          </table:table-cell>
          <table:table-cell table:style-name="ce20" table:formula="of:=205*0.33" office:value-type="float" office:value="67.65" calcext:value-type="float">
            <text:p>67.65</text:p>
          </table:table-cell>
          <table:table-cell table:style-name="ce20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5]-[.F45])/[.F45]/[.F45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270*0.33" office:value-type="float" office:value="89.1" calcext:value-type="float">
            <text:p>89.1</text:p>
          </table:table-cell>
          <table:table-cell table:style-name="ce20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6]-[.F46])/[.F46]/[.F46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411*0.33" office:value-type="float" office:value="135.63" calcext:value-type="float">
            <text:p>135.63</text:p>
          </table:table-cell>
          <table:table-cell table:style-name="ce20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7]-[.F47])/[.F47]/[.F47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549*0.33" office:value-type="float" office:value="181.17" calcext:value-type="float">
            <text:p>181.17</text:p>
          </table:table-cell>
          <table:table-cell table:style-name="ce20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8]-[.F48])/[.F48]/[.F48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7.3" calcext:value-type="float">
            <text:p>157.3</text:p>
          </table:table-cell>
          <table:table-cell table:style-name="ce20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deform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9]-[.F49])/[.F49]/[.F49]" office:value-type="float" office:value="0.293780421849648" calcext:value-type="float">
            <text:p>0.2937804218496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43.3" calcext:value-type="float">
            <text:p>143.3</text:p>
          </table:table-cell>
          <table:table-cell table:style-name="ce20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rota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0]-[.F50])/[.F50]/[.F50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51]-[.F51])/[.F51]/[.F51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76.8" calcext:value-type="float">
            <text:p>176.8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pop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52]-[.F52])/[.F52]/[.F52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20"/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 sli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3]-[.F53])/[.F53]/[.F53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4]-[.F54])/[.F54]/[.F54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5]-[.F55])/[.F55]/[.F55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6]-[.F56])/[.F56]/[.F56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7]-[.F57])/[.F57]/[.F57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82.3" calcext:value-type="float">
            <text:p>182.3</text:p>
          </table:table-cell>
          <table:table-cell table:style-name="ce20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8]-[.F58])/[.F58]/[.F58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22" calcext:value-type="date">
            <text:p>11/22/21</text:p>
          </table:table-cell>
          <table:table-cell table:style-name="ce15" office:value-type="float" office:value="9" calcext:value-type="float">
            <text:p>9</text:p>
          </table:table-cell>
          <table:table-cell table:style-name="ce22" office:value-type="float" office:value="79" calcext:value-type="float">
            <text:p>79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78.1" calcext:value-type="float">
            <text:p>178.1</text:p>
          </table:table-cell>
          <table:table-cell table:style-name="ce15" office:value-type="float" office:value="27.9" calcext:value-type="float">
            <text:p>27.9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Outer drop moves, current tracking does not account for it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formula="of:=([.E59]-[.F59])/[.F59]/[.F59]" office:value-type="float" office:value="0.192957438881823" calcext:value-type="float">
            <text:p>0.192957438881823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table:formula="of:=([.E60]-[.F60])/[.F60]/[.F60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.csv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61]-[.F61])/[.F61]/[.F61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62]-[.F62])/[.F62]/[.F62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3]-[.F63])/[.F63]/[.F63]" office:value-type="float" office:value="0.351646660510926" calcext:value-type="float">
            <text:p>0.3516466605109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4]-[.F64])/[.F64]/[.F64]" office:value-type="float" office:value="0.235416666666667" calcext:value-type="float">
            <text:p>0.2354166666666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5]-[.F65])/[.F65]/[.F65]" office:value-type="float" office:value="0.292013527575442" calcext:value-type="float">
            <text:p>0.29201352757544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6]-[.F66])/[.F66]/[.F66]" office:value-type="float" office:value="0.2764892578125" calcext:value-type="float">
            <text:p>0.276489257812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7]-[.F67])/[.F67]/[.F67]" office:value-type="float" office:value="0.0472498868266184" calcext:value-type="float">
            <text:p>0.04724988682661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8]-[.F68])/[.F68]/[.F68]" office:value-type="float" office:value="0.0429423282306871" calcext:value-type="float">
            <text:p>0.042942328230687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69]-[.F69])/[.F69]/[.F69]" office:value-type="float" office:value="0.120466487248494" calcext:value-type="float">
            <text:p>0.1204664872484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70]-[.F70])/[.F70]/[.F70]" office:value-type="float" office:value="0.150367565159278" calcext:value-type="float">
            <text:p>0.150367565159278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71]-[.F71])/[.F71]/[.F71]" office:value-type="float" office:value="0.120415224913495" calcext:value-type="float">
            <text:p>0.120415224913495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72]-[.F72])/[.F72]/[.F72]" office:value-type="float" office:value="0.65843621399177" calcext:value-type="float">
            <text:p>0.6584362139917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73]-[.F73])/[.F73]/[.F73]" office:value-type="float" office:value="0.105555555555556" calcext:value-type="float">
            <text:p>0.105555555555556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74]-[.F74])/[.F74]/[.F74]" office:value-type="float" office:value="0.502676977989292" calcext:value-type="float">
            <text:p>0.502676977989292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75]-[.F75])/[.F75]/[.F75]" office:value-type="float" office:value="0.0713860797144557" calcext:value-type="float">
            <text:p>0.071386079714455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6]-[.F76])/[.F76]/[.F76]" office:value-type="float" office:value="0.161078238001315" calcext:value-type="float">
            <text:p>0.1610782380013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7]-[.F77])/[.F77]/[.F77]" office:value-type="float" office:value="1.248" calcext:value-type="float">
            <text:p>1.2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8]-[.F78])/[.F78]/[.F78]" office:value-type="float" office:value="0.089319530362328" calcext:value-type="float">
            <text:p>0.0893195303623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9]-[.F79])/[.F79]/[.F79]" office:value-type="float" office:value="0.241965973534972" calcext:value-type="float">
            <text:p>0.24196597353497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80]-[.F80])/[.F80]/[.F80]" office:value-type="float" office:value="0.0871255131452529" calcext:value-type="float">
            <text:p>0.087125513145252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81]-[.F81])/[.F81]/[.F81]" office:value-type="float" office:value="0.360434007134364" calcext:value-type="float">
            <text:p>0.3604340071343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2]-[.F82])/[.F82]/[.F82]" office:value-type="float" office:value="0.335250942273358" calcext:value-type="float">
            <text:p>0.33525094227335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83]-[.F83])/[.F83]/[.F83]" office:value-type="float" office:value="0.38775837205576" calcext:value-type="float">
            <text:p>0.387758372055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84]-[.F84])/[.F84]/[.F84]" office:value-type="float" office:value="0.110534409842368" calcext:value-type="float">
            <text:p>0.1105344098423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85]-[.F85])/[.F85]/[.F85]" office:value-type="float" office:value="0.54412321676556" calcext:value-type="float">
            <text:p>0.5441232167655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86]-[.F86])/[.F86]/[.F86]" office:value-type="float" office:value="0.0282728195791464" calcext:value-type="float">
            <text:p>0.02827281957914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7]-[.F87])/[.F87]/[.F87]" office:value-type="float" office:value="0.374248162174204" calcext:value-type="float">
            <text:p>0.3742481621742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8]-[.F88])/[.F88]/[.F88]" office:value-type="float" office:value="0.16415489893596" calcext:value-type="float">
            <text:p>0.164154898935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9]-[.F89])/[.F89]/[.F89]" office:value-type="float" office:value="0.0505301010602021" calcext:value-type="float">
            <text:p>0.050530101060202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90]-[.F90])/[.F90]/[.F90]" office:value-type="float" office:value="0.0770402221625011" calcext:value-type="float">
            <text:p>0.077040222162501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91]-[.F91])/[.F91]/[.F91]" office:value-type="float" office:value="0.0620408163265306" calcext:value-type="float">
            <text:p>0.06204081632653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92]-[.F92])/[.F92]/[.F92]" office:value-type="float" office:value="0.065356721200877" calcext:value-type="float">
            <text:p>0.06535672120087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93]-[.F93])/[.F93]/[.F93]" office:value-type="float" office:value="0.445362718089991" calcext:value-type="float">
            <text:p>0.44536271808999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94]-[.F94])/[.F94]/[.F94]" office:value-type="float" office:value="1.18655692729767" calcext:value-type="float">
            <text:p>1.186556927297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95]-[.F95])/[.F95]/[.F95]" office:value-type="float" office:value="0.222050754458162" calcext:value-type="float">
            <text:p>0.2220507544581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6]-[.F96])/[.F96]/[.F96]" office:value-type="float" office:value="0.115645449137418" calcext:value-type="float">
            <text:p>0.1156454491374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97]-[.F97])/[.F97]/[.F97]" office:value-type="float" office:value="0.0260800352249826" calcext:value-type="float">
            <text:p>0.02608003522498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8]-[.F98])/[.F98]/[.F98]" office:value-type="float" office:value="0.141049382716049" calcext:value-type="float">
            <text:p>0.1410493827160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9]-[.F99])/[.F99]/[.F99]" office:value-type="float" office:value="0.226548885283336" calcext:value-type="float">
            <text:p>0.2265488852833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100]-[.F100])/[.F100]/[.F100]" office:value-type="float" office:value="0.214248614958449" calcext:value-type="float">
            <text:p>0.2142486149584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101]-[.F101])/[.F101]/[.F101]" office:value-type="float" office:value="0.11966110577343" calcext:value-type="float">
            <text:p>0.11966110577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102]-[.F102])/[.F102]/[.F102]" office:value-type="float" office:value="0.16101108033241" calcext:value-type="float">
            <text:p>0.1610110803324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103]-[.F103])/[.F103]/[.F103]" office:value-type="float" office:value="0.272338910644357" calcext:value-type="float">
            <text:p>0.27233891064435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104]-[.F104])/[.F104]/[.F104]" office:value-type="float" office:value="0.632086167800453" calcext:value-type="float">
            <text:p>0.6320861678004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105]-[.F105])/[.F105]/[.F105]" office:value-type="float" office:value="0.564833927566147" calcext:value-type="float">
            <text:p>0.5648339275661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106]-[.F106])/[.F106]/[.F106]" office:value-type="float" office:value="0.029248716117403" calcext:value-type="float">
            <text:p>0.0292487161174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7]-[.F107])/[.F107]/[.F107]" office:value-type="float" office:value="0.406574394463668" calcext:value-type="float">
            <text:p>0.4065743944636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08]-[.F108])/[.F108]/[.F108]" office:value-type="float" office:value="0.0117896270452127" calcext:value-type="float">
            <text:p>0.01178962704521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9]-[.F109])/[.F109]/[.F109]" office:value-type="float" office:value="0.334141274238227" calcext:value-type="float">
            <text:p>0.3341412742382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10]-[.F110])/[.F110]/[.F110]" office:value-type="float" office:value="0.4753282028067" calcext:value-type="float">
            <text:p>0.47532820280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111]-[.F111])/[.F111]/[.F111]" office:value-type="float" office:value="0.0327449282998984" calcext:value-type="float">
            <text:p>0.03274492829989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12]-[.F112])/[.F112]/[.F112]" office:value-type="float" office:value="0.329938557360492" calcext:value-type="float">
            <text:p>0.32993855736049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13]-[.F113])/[.F113]/[.F113]" office:value-type="float" office:value="0.403579254930606" calcext:value-type="float">
            <text:p>0.4035792549306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14]-[.F114])/[.F114]/[.F114]" office:value-type="float" office:value="0.227265472884548" calcext:value-type="float">
            <text:p>0.2272654728845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15]-[.F115])/[.F115]/[.F115]" office:value-type="float" office:value="0.0412041603715866" calcext:value-type="float">
            <text:p>0.04120416037158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6]-[.F116])/[.F116]/[.F116]" office:value-type="float" office:value="0.160484642363694" calcext:value-type="float">
            <text:p>0.1604846423636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7]-[.F117])/[.F117]/[.F117]" office:value-type="float" office:value="0.10501995379122" calcext:value-type="float">
            <text:p>0.105019953791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8]-[.F118])/[.F118]/[.F118]" office:value-type="float" office:value="0.189230103806228" calcext:value-type="float">
            <text:p>0.1892301038062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119]-[.F119])/[.F119]/[.F119]" office:value-type="float" office:value="0.0134984333045822" calcext:value-type="float">
            <text:p>0.01349843330458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20]-[.F120])/[.F120]/[.F120]" office:value-type="float" office:value="0.0792797635044343" calcext:value-type="float">
            <text:p>0.0792797635044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121]-[.F121])/[.F121]/[.F121]" office:value-type="float" office:value="0.0153770772085653" calcext:value-type="float">
            <text:p>0.01537707720856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22]-[.F122])/[.F122]/[.F122]" office:value-type="float" office:value="0.0682397959183674" calcext:value-type="float">
            <text:p>0.06823979591836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123]-[.F123])/[.F123]/[.F123]" office:value-type="float" office:value="0.0275385656608089" calcext:value-type="float">
            <text:p>0.027538565660808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24]-[.F124])/[.F124]/[.F124]" office:value-type="float" office:value="0.0268122371822075" calcext:value-type="float">
            <text:p>0.026812237182207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125]-[.F125])/[.F125]/[.F125]" office:value-type="float" office:value="0.00585864015049718" calcext:value-type="float">
            <text:p>0.005858640150497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6]-[.F126])/[.F126]/[.F126]" office:value-type="float" office:value="0.0171914059580264" calcext:value-type="float">
            <text:p>0.01719140595802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7]-[.F127])/[.F127]/[.F127]" office:value-type="float" office:value="1.01944444444444" calcext:value-type="float">
            <text:p>1.0194444444444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128]-[.F128])/[.F128]/[.F128]" office:value-type="float" office:value="0.313846595805803" calcext:value-type="float">
            <text:p>0.3138465958058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9]-[.F129])/[.F129]/[.F129]" office:value-type="float" office:value="0.0108917733309296" calcext:value-type="float">
            <text:p>0.01089177333092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30]-[.F130])/[.F130]/[.F130]" office:value-type="float" office:value="0.0272006005728066" calcext:value-type="float">
            <text:p>0.02720060057280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31]-[.F131])/[.F131]/[.F131]" office:value-type="float" office:value="0.0151309222960776" calcext:value-type="float">
            <text:p>0.01513092229607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32]-[.F132])/[.F132]/[.F132]" office:value-type="float" office:value="0.0450879928714636" calcext:value-type="float">
            <text:p>0.04508799287146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33]-[.F133])/[.F133]/[.F133]" office:value-type="float" office:value="0.152442873374574" calcext:value-type="float">
            <text:p>0.1524428733745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34]-[.F134])/[.F134]/[.F134]" office:value-type="float" office:value="0.0162552567899562" calcext:value-type="float">
            <text:p>0.01625525678995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35]-[.F135])/[.F135]/[.F135]" office:value-type="float" office:value="0.0431527206218564" calcext:value-type="float">
            <text:p>0.04315272062185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6]-[.F136])/[.F136]/[.F136]" office:value-type="float" office:value="0.0265599858934515" calcext:value-type="float">
            <text:p>0.02655998589345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7]-[.F137])/[.F137]/[.F137]" office:value-type="float" office:value="0.150367565159278" calcext:value-type="float">
            <text:p>0.15036756515927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8]-[.F138])/[.F138]/[.F138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9]-[.F139])/[.F139]/[.F139]" office:value-type="float" office:value="1.6595041322314" calcext:value-type="float">
            <text:p>1.65950413223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40]-[.F140])/[.F140]/[.F140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D40-80_Paris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5" table:default-cell-style-name="Default"/>
        <table:table-column table:style-name="co14" table:default-cell-style-name="Default"/>
        <table:table-column table:style-name="co4" table:number-columns-repeated="1005" table:default-cell-style-name="Default"/>
        <table:table-column table:style-name="co7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Max displacement</text:p>
          </table:table-cell>
          <table:table-cell office:value-type="string" calcext:value-type="string">
            <text:p>Leave surface</text:p>
          </table:table-cell>
          <table:table-cell office:value-type="string" calcext:value-type="string">
            <text:p>Comment2</text:p>
          </table:table-cell>
          <table:table-cell office:value-type="string" calcext:value-type="string">
            <text:p>Remove</text:p>
          </table:table-cell>
          <table:table-cell table:number-columns-repeated="1004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2]-[.F2])/[.F2]/[.F2]" office:value-type="float" office:value="0.11038062283737" calcext:value-type="float">
            <text:p>0.11038062283737</text:p>
          </table:table-cell>
          <table:table-cell table:style-name="ce26" office:value-type="float" office:value="0.317386264850768" calcext:value-type="float">
            <text:p>0.3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2" office:value-type="date" office:date-value="2021-10-26" calcext:value-type="date">
            <text:p>10/26/21</text:p>
          </table:table-cell>
          <table:table-cell table:style-name="ce19" office:value-type="float" office:value="12" calcext:value-type="float">
            <text:p>12</text:p>
          </table:table-cell>
          <table:table-cell table:style-name="ce23" office:value-type="float" office:value="24" calcext:value-type="float">
            <text:p>24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74" calcext:value-type="float">
            <text:p>74</text:p>
          </table:table-cell>
          <table:table-cell table:style-name="ce19" office:value-type="float" office:value="15.4" calcext:value-type="float">
            <text:p>15.4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XZ</text:p>
          </table:table-cell>
          <table:table-cell table:style-name="ce19" office:value-type="string" calcext:value-type="string">
            <text:p>small inner drop</text:p>
          </table:table-cell>
          <table:table-cell table:style-name="ce23" table:number-columns-repeated="2"/>
          <table:table-cell table:style-name="ce23" office:value-type="float" office:value="150" calcext:value-type="float">
            <text:p>150</text:p>
          </table:table-cell>
          <table:table-cell table:style-name="ce23" office:value-type="float" office:value="6.3" calcext:value-type="float">
            <text:p>6.3</text:p>
          </table:table-cell>
          <table:table-cell table:style-name="ce23" table:formula="of:=([.E3]-[.F3])/[.F3]/[.F3]" office:value-type="float" office:value="0.247090571765896" calcext:value-type="float">
            <text:p>0.247090571765896</text:p>
          </table:table-cell>
          <table:table-cell table:style-name="ce27" office:value-type="float" office:value="0.722324663071206" calcext:value-type="float">
            <text:p>0.72</text:p>
          </table:table-cell>
          <table:table-cell table:style-name="ce23" office:value-type="string" calcext:value-type="string">
            <text:p>Yes</text:p>
          </table:table-cell>
          <table:table-cell table:style-name="ce23"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4]-[.F4])/[.F4]/[.F4]" office:value-type="float" office:value="0.0340381856076078" calcext:value-type="float">
            <text:p>0.0340381856076078</text:p>
          </table:table-cell>
          <table:table-cell table:style-name="ce26" office:value-type="float" office:value="0.258435890780783" calcext:value-type="float">
            <text:p>0.26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2" office:value-type="date" office:date-value="2021-10-27" calcext:value-type="date">
            <text:p>10/27/21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float" office:value="28" calcext:value-type="float">
            <text:p>28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127.5" calcext:value-type="float">
            <text:p>127.5</text:p>
          </table:table-cell>
          <table:table-cell table:style-name="ce19" office:value-type="float" office:value="12.3" calcext:value-type="float">
            <text:p>12.3</text:p>
          </table:table-cell>
          <table:table-cell table:style-name="ce19" office:value-type="float" office:value="0.33" calcext:value-type="float">
            <text:p>0.33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XZ</text:p>
          </table:table-cell>
          <table:table-cell table:style-name="ce23" table:number-columns-repeated="3"/>
          <table:table-cell table:style-name="ce23" office:value-type="float" office:value="1000" calcext:value-type="float">
            <text:p>1000</text:p>
          </table:table-cell>
          <table:table-cell table:style-name="ce23" office:value-type="float" office:value="16" calcext:value-type="float">
            <text:p>16</text:p>
          </table:table-cell>
          <table:table-cell table:style-name="ce23" table:formula="of:=([.E5]-[.F5])/[.F5]/[.F5]" office:value-type="float" office:value="0.761451516954194" calcext:value-type="float">
            <text:p>0.761451516954194</text:p>
          </table:table-cell>
          <table:table-cell table:style-name="ce27" office:value-type="float" office:value="0.90578125" calcext:value-type="float">
            <text:p>0.91</text:p>
          </table:table-cell>
          <table:table-cell table:style-name="ce23" office:value-type="string" calcext:value-type="string">
            <text:p>Yes</text:p>
          </table:table-cell>
          <table:table-cell table:style-name="ce23"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6]-[.F6])/[.F6]/[.F6]" office:value-type="float" office:value="0.225" calcext:value-type="float">
            <text:p>0.225</text:p>
          </table:table-cell>
          <table:table-cell table:style-name="ce26" office:value-type="float" office:value="0.417915846994536" calcext:value-type="float">
            <text:p>0.4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7]-[.F7])/[.F7]/[.F7]" office:value-type="float" office:value="0.160151605231867" calcext:value-type="float">
            <text:p>0.160151605231867</text:p>
          </table:table-cell>
          <table:table-cell table:style-name="ce26" office:value-type="float" office:value="0.326367823711611" calcext:value-type="float">
            <text:p>0.3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3" office:value-type="date" office:date-value="2021-11-02" calcext:value-type="date">
            <text:p>11/02/21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35" calcext:value-type="float">
            <text:p>35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9.5" calcext:value-type="float">
            <text:p>9.5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 office:value-type="float" office:value="50" calcext:value-type="float">
            <text:p>50</text:p>
          </table:table-cell>
          <table:table-cell table:style-name="ce19"/>
          <table:table-cell table:style-name="ce19" office:value-type="string" calcext:value-type="string">
            <text:p>XZ</text:p>
          </table:table-cell>
          <table:table-cell table:style-name="ce19" office:value-type="string" calcext:value-type="string">
            <text:p>droplet does not fall to bottom, but suspend in the middle of nowhere, good video with entire outer droplet visible</text:p>
          </table:table-cell>
          <table:table-cell table:style-name="ce23" table:number-columns-repeated="2"/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formula="of:=([.E8]-[.F8])/[.F8]/[.F8]" office:value-type="float" office:value="0.415512465373961" calcext:value-type="float">
            <text:p>0.415512465373961</text:p>
          </table:table-cell>
          <table:table-cell table:style-name="ce27" office:value-type="float" office:value="0.535982513661202" calcext:value-type="float">
            <text:p>0.54</text:p>
          </table:table-cell>
          <table:table-cell table:style-name="ce23" office:value-type="string" calcext:value-type="string">
            <text:p>Yes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1004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table:style-name="ce21" office:value-type="float" office:value="2" calcext:value-type="float">
            <text:p>2</text:p>
          </table:table-cell>
          <table:table-cell table:style-name="ce7" office:value-type="float" office:value="36" calcext:value-type="float">
            <text:p>36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86.1" calcext:value-type="float">
            <text:p>86.1</text:p>
          </table:table-cell>
          <table:table-cell table:style-name="ce21" office:value-type="float" office:value="13.7" calcext:value-type="float">
            <text:p>13.7</text:p>
          </table:table-cell>
          <table:table-cell table:style-name="ce21"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 table:style-name="ce21" office:value-type="string" calcext:value-type="string">
            <text:p>XZ</text:p>
          </table:table-cell>
          <table:table-cell table:style-name="ce7" office:value-type="string" calcext:value-type="string">
            <text:p>inner droplet pops out</text:p>
          </table:table-cell>
          <table:table-cell table:style-name="ce7" table:number-columns-repeated="2"/>
          <table:table-cell table:style-name="ce7" office:value-type="float" office:value="32" calcext:value-type="float">
            <text:p>32</text:p>
          </table:table-cell>
          <table:table-cell table:style-name="ce7" office:value-type="float" office:value="11" calcext:value-type="float">
            <text:p>11</text:p>
          </table:table-cell>
          <table:table-cell table:formula="of:=([.E9]-[.F9])/[.F9]/[.F9]" office:value-type="float" office:value="0.385742447653045" calcext:value-type="float">
            <text:p>0.385742447653045</text:p>
          </table:table-cell>
          <table:table-cell table:style-name="ce26" office:value-type="float" office:value="0.337116662663144" calcext:value-type="float">
            <text:p>0.34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10]-[.F10])/[.F10]/[.F10]" office:value-type="float" office:value="0.0921767250314396" calcext:value-type="float">
            <text:p>0.0921767250314396</text:p>
          </table:table-cell>
          <table:table-cell table:style-name="ce26" office:value-type="float" office:value="0.191947796593507" calcext:value-type="float">
            <text:p>0.19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11]-[.F11])/[.F11]/[.F11]" office:value-type="float" office:value="0.3" calcext:value-type="float">
            <text:p>0.3</text:p>
          </table:table-cell>
          <table:table-cell table:style-name="ce26" office:value-type="float" office:value="0.226816393442623" calcext:value-type="float">
            <text:p>0.2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12]-[.F12])/[.F12]/[.F12]" office:value-type="float" office:value="0.0567003285439598" calcext:value-type="float">
            <text:p>0.0567003285439598</text:p>
          </table:table-cell>
          <table:table-cell table:style-name="ce26" office:value-type="float" office:value="0.127136181575434" calcext:value-type="float">
            <text:p>0.1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4"/>
          <table:table-cell table:formula="of:=([.E13]-[.F13])/[.F13]/[.F13]" office:value-type="float" office:value="0.151577503429355" calcext:value-type="float">
            <text:p>0.151577503429355</text:p>
          </table:table-cell>
          <table:table-cell table:style-name="ce26" office:value-type="float" office:value="0.235927601809955" calcext:value-type="float">
            <text:p>0.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conc as 13, but the motility is much better (could be because different lenses were used)</text:p>
          </table:table-cell>
          <table:table-cell table:number-columns-repeated="1005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14]-[.F14])/[.F14]/[.F14]" office:value-type="float" office:value="0.0777777777777778" calcext:value-type="float">
            <text:p>0.0777777777777778</text:p>
          </table:table-cell>
          <table:table-cell table:style-name="ce26" office:value-type="float" office:value="0.479527868852459" calcext:value-type="float">
            <text:p>0.4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15]-[.F15])/[.F15]/[.F15]" office:value-type="float" office:value="0.192729591836735" calcext:value-type="float">
            <text:p>0.192729591836735</text:p>
          </table:table-cell>
          <table:table-cell table:style-name="ce26" office:value-type="float" office:value="0.20908477615764" calcext:value-type="float">
            <text:p>0.21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16]-[.F16])/[.F16]/[.F16]" office:value-type="float" office:value="0.154788959325683" calcext:value-type="float">
            <text:p>0.154788959325683</text:p>
          </table:table-cell>
          <table:table-cell table:style-name="ce26" office:value-type="float" office:value="0.166625806451613" calcext:value-type="float">
            <text:p>0.17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17]-[.F17])/[.F17]/[.F17]" office:value-type="float" office:value="0.156306351240399" calcext:value-type="float">
            <text:p>0.156306351240399</text:p>
          </table:table-cell>
          <table:table-cell table:style-name="ce26" office:value-type="float" office:value="0.155836381775856" calcext:value-type="float">
            <text:p>0.16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18]-[.F18])/[.F18]/[.F18]" office:value-type="float" office:value="0.282909078988346" calcext:value-type="float">
            <text:p>0.282909078988346</text:p>
          </table:table-cell>
          <table:table-cell table:style-name="ce26" office:value-type="float" office:value="0.331147161066049" calcext:value-type="float">
            <text:p>0.3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3" office:value-type="date" office:date-value="2021-11-03" calcext:value-type="date">
            <text:p>11/03/21</text:p>
          </table:table-cell>
          <table:table-cell table:style-name="ce19" office:value-type="float" office:value="8" calcext:value-type="float">
            <text:p>8</text:p>
          </table:table-cell>
          <table:table-cell table:style-name="ce23" office:value-type="float" office:value="53" calcext:value-type="float">
            <text:p>53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72.5" calcext:value-type="float">
            <text:p>72.5</text:p>
          </table:table-cell>
          <table:table-cell table:style-name="ce19" office:value-type="float" office:value="21.1" calcext:value-type="float">
            <text:p>21.1</text:p>
          </table:table-cell>
          <table:table-cell table:style-name="ce19" office:value-type="float" office:value="0.33" calcext:value-type="float">
            <text:p>0.33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XZ</text:p>
          </table:table-cell>
          <table:table-cell table:style-name="ce25" office:value-type="string" calcext:value-type="string">
            <text:p>Inner droplet pops out</text:p>
          </table:table-cell>
          <table:table-cell table:style-name="ce23" table:number-columns-repeated="2"/>
          <table:table-cell table:style-name="ce23" office:value-type="float" office:value="77" calcext:value-type="float">
            <text:p>77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formula="of:=([.E19]-[.F19])/[.F19]/[.F19]" office:value-type="float" office:value="0.11545113541924" calcext:value-type="float">
            <text:p>0.11545113541924</text:p>
          </table:table-cell>
          <table:table-cell table:style-name="ce27" office:value-type="float" office:value="0.589224112898542" calcext:value-type="float">
            <text:p>0.59</text:p>
          </table:table-cell>
          <table:table-cell table:style-name="ce23" office:value-type="string" calcext:value-type="string">
            <text:p>Yes</text:p>
          </table:table-cell>
          <table:table-cell table:style-name="ce23"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20]-[.F20])/[.F20]/[.F20]" office:value-type="float" office:value="0.120899408284024" calcext:value-type="float">
            <text:p>0.120899408284024</text:p>
          </table:table-cell>
          <table:table-cell table:style-name="ce26" office:value-type="float" office:value="0.19178319722564" calcext:value-type="float">
            <text:p>0.19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21]-[.F21])/[.F21]/[.F21]" office:value-type="float" office:value="0.251230905188739" calcext:value-type="float">
            <text:p>0.251230905188739</text:p>
          </table:table-cell>
          <table:table-cell table:style-name="ce26" office:value-type="float" office:value="0.360232858280473" calcext:value-type="float">
            <text:p>0.36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3" office:value-type="date" office:date-value="2021-11-03" calcext:value-type="date">
            <text:p>11/03/21</text:p>
          </table:table-cell>
          <table:table-cell table:style-name="ce19" office:value-type="float" office:value="4" calcext:value-type="float">
            <text:p>4</text:p>
          </table:table-cell>
          <table:table-cell table:style-name="ce23" office:value-type="float" office:value="51" calcext:value-type="float">
            <text:p>51</text:p>
          </table:table-cell>
          <table:table-cell table:style-name="ce19" office:value-type="float" office:value="66" calcext:value-type="float">
            <text:p>66</text:p>
          </table:table-cell>
          <table:table-cell table:style-name="ce19" office:value-type="float" office:value="132.6" calcext:value-type="float">
            <text:p>132.6</text:p>
          </table:table-cell>
          <table:table-cell table:style-name="ce19" office:value-type="float" office:value="15.6" calcext:value-type="float">
            <text:p>15.6</text:p>
          </table:table-cell>
          <table:table-cell table:style-name="ce19" office:value-type="float" office:value="0.33" calcext:value-type="float">
            <text:p>0.33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XZ</text:p>
          </table:table-cell>
          <table:table-cell table:style-name="ce23" table:number-columns-repeated="3"/>
          <table:table-cell table:style-name="ce23" office:value-type="float" office:value="850" calcext:value-type="float">
            <text:p>850</text:p>
          </table:table-cell>
          <table:table-cell table:style-name="ce23" office:value-type="float" office:value="15" calcext:value-type="float">
            <text:p>15</text:p>
          </table:table-cell>
          <table:table-cell table:style-name="ce23" table:formula="of:=([.E22]-[.F22])/[.F22]/[.F22]" office:value-type="float" office:value="0.480769230769231" calcext:value-type="float">
            <text:p>0.480769230769231</text:p>
          </table:table-cell>
          <table:table-cell table:style-name="ce27" office:value-type="float" office:value="0.765542664985288" calcext:value-type="float">
            <text:p>0.77</text:p>
          </table:table-cell>
          <table:table-cell table:style-name="ce23" office:value-type="string" calcext:value-type="string">
            <text:p>Yes</text:p>
          </table:table-cell>
          <table:table-cell table:style-name="ce23"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23]-[.F23])/[.F23]/[.F23]" office:value-type="float" office:value="0.477159288194444" calcext:value-type="float">
            <text:p>0.477159288194444</text:p>
          </table:table-cell>
          <table:table-cell table:style-name="ce26" office:value-type="float" office:value="0.579667471271866" calcext:value-type="float">
            <text:p>0.5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24]-[.F24])/[.F24]/[.F24]" office:value-type="float" office:value="0.389957264957265" calcext:value-type="float">
            <text:p>0.389957264957265</text:p>
          </table:table-cell>
          <table:table-cell table:style-name="ce26" office:value-type="float" office:value="0.317954706420909" calcext:value-type="float">
            <text:p>0.3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3" office:value-type="date" office:date-value="2021-11-11" calcext:value-type="date">
            <text:p>11/11/21</text:p>
          </table:table-cell>
          <table:table-cell table:style-name="ce19" office:value-type="float" office:value="7" calcext:value-type="float">
            <text:p>7</text:p>
          </table:table-cell>
          <table:table-cell table:style-name="ce23" office:value-type="float" office:value="72" calcext:value-type="float">
            <text:p>72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176.8" calcext:value-type="float">
            <text:p>176.8</text:p>
          </table:table-cell>
          <table:table-cell table:style-name="ce19" office:value-type="float" office:value="12.3" calcext:value-type="float">
            <text:p>12.3</text:p>
          </table:table-cell>
          <table:table-cell table:style-name="ce19" office:value-type="float" office:value="0.33" calcext:value-type="float">
            <text:p>0.33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XZ</text:p>
          </table:table-cell>
          <table:table-cell table:style-name="ce25" office:value-type="string" calcext:value-type="string">
            <text:p>inner pop out</text:p>
          </table:table-cell>
          <table:table-cell table:style-name="ce23" table:number-columns-repeated="2"/>
          <table:table-cell table:style-name="ce23" office:value-type="float" office:value="410" calcext:value-type="float">
            <text:p>410</text:p>
          </table:table-cell>
          <table:table-cell table:style-name="ce23" office:value-type="float" office:value="13" calcext:value-type="float">
            <text:p>13</text:p>
          </table:table-cell>
          <table:table-cell table:style-name="ce23" table:formula="of:=([.E25]-[.F25])/[.F25]/[.F25]" office:value-type="float" office:value="1.08731575120629" calcext:value-type="float">
            <text:p>1.08731575120629</text:p>
          </table:table-cell>
          <table:table-cell table:style-name="ce27" office:value-type="float" office:value="0.372828708696931" calcext:value-type="float">
            <text:p>0.37</text:p>
          </table:table-cell>
          <table:table-cell table:style-name="ce23" office:value-type="string" calcext:value-type="string">
            <text:p>Yes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1004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4"/>
          <table:table-cell table:formula="of:=([.E26]-[.F26])/[.F26]/[.F26]" office:value-type="float" office:value="0.0205868088411356" calcext:value-type="float">
            <text:p>0.0205868088411356</text:p>
          </table:table-cell>
          <table:table-cell table:style-name="ce26" office:value-type="float" office:value="0.378267880783682" calcext:value-type="float">
            <text:p>0.3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27]-[.F27])/[.F27]/[.F27]" office:value-type="float" office:value="0.0622922517972635" calcext:value-type="float">
            <text:p>0.0622922517972635</text:p>
          </table:table-cell>
          <table:table-cell table:style-name="ce26" office:value-type="float" office:value="0.332937087832912" calcext:value-type="float">
            <text:p>0.3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28]-[.F28])/[.F28]/[.F28]" office:value-type="float" office:value="0.0242079031683873" calcext:value-type="float">
            <text:p>0.0242079031683873</text:p>
          </table:table-cell>
          <table:table-cell table:style-name="ce26" office:value-type="float" office:value="0.193831243972999" calcext:value-type="float">
            <text:p>0.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droplet as 2, but the max displacement decreases a lot, the motion might be restricted by surrounding droplets and other dirts, try with device to make cleaner suspension?</text:p>
          </table:table-cell>
          <table:table-cell table:number-columns-repeated="1005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29]-[.F29])/[.F29]/[.F29]" office:value-type="float" office:value="0.069383395935804" calcext:value-type="float">
            <text:p>0.069383395935804</text:p>
          </table:table-cell>
          <table:table-cell table:style-name="ce26" office:value-type="float" office:value="0.342672045317998" calcext:value-type="float">
            <text:p>0.34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6">
          <table:table-cell table:number-columns-repeated="16"/>
          <table:table-cell table:style-name="ce7" table:number-columns-repeated="1006"/>
          <table:table-cell table:number-columns-repeated="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in.A1:main.P56">
          <table:sort>
            <table:sort-by table:field-number="2" table:data-type="automatic"/>
          </table:sort>
        </table:database-range>
        <table:database-range table:name="__Anonymous_Sheet_DB__6" table:target-range-address="'OD40-80_Paris'.A1:'OD40-80_Paris'.P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 style:data-style-name="N2" text:time-value="11:58:45.62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ropSize" style:display-name="PageStyle_dropSiz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2-05-11T11:12:59.523000000</dc:date>
    <meta:editing-cycles>70</meta:editing-cycles>
    <meta:editing-duration>P10DT20H52M59S</meta:editing-duration>
    <meta:generator>LibreOffice/7.2.0.4$Windows_X86_64 LibreOffice_project/9a9c6381e3f7a62afc1329bd359cc48accb6435b</meta:generator>
    <meta:document-statistic meta:table-count="7" meta:cell-count="6427" meta:object-count="0"/>
  </office:meta>
</office:document-meta>
</file>